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ntarell&quot;" svg:font-family="&quot;docs-Cantarell&quot;"/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Nunito" svg:font-family="Nunito"/>
    <style:font-face style:name="Ubuntu Mono" svg:font-family="'Ubuntu Mono'"/>
    <style:font-face style:name="Ubuntu Mono,Arial" svg:font-family="'Ubuntu Mono,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.36pt"/>
    </style:style>
    <style:style style:name="co2" style:family="table-column">
      <style:table-column-properties fo:break-before="auto" style:column-width="182.64pt"/>
    </style:style>
    <style:style style:name="co3" style:family="table-column">
      <style:table-column-properties fo:break-before="auto" style:column-width="26.39pt"/>
    </style:style>
    <style:style style:name="co4" style:family="table-column">
      <style:table-column-properties fo:break-before="auto" style:column-width="33.36pt"/>
    </style:style>
    <style:style style:name="co5" style:family="table-column">
      <style:table-column-properties fo:break-before="auto" style:column-width="36.11pt"/>
    </style:style>
    <style:style style:name="co6" style:family="table-column">
      <style:table-column-properties fo:break-before="auto" style:column-width="21.54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141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63.5pt" fo:break-before="auto" style:use-optimal-row-height="false"/>
    </style:style>
    <style:style style:name="ta1" style:family="table" style:master-page-name="PageStyle_5f_RC">
      <style:table-properties table:display="true" style:writing-mode="lr-tb"/>
    </style:style>
    <style:style style:name="ce1" style:family="table-cell" style:parent-style-name="Default">
      <style:table-cell-properties fo:background-color="#d0e0e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3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Cantarell" fo:font-size="7pt" fo:font-style="normal" fo:text-shadow="none" style:text-underline-style="none" fo:font-weight="bold" style:font-size-asian="7pt" style:font-style-asian="normal" style:font-weight-asian="bold" style:font-name-complex="Cantarell" style:font-size-complex="7pt" style:font-style-complex="normal" style:font-weight-complex="bold"/>
    </style:style>
    <style:style style:name="ce7" style:family="table-cell" style:parent-style-name="Default">
      <style:table-cell-properties fo:background-color="#c9daf8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8" style:family="table-cell" style:parent-style-name="Default">
      <style:table-cell-properties fo:background-color="#c9daf8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9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10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1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3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4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ffffff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23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5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26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8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4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36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3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ntarel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8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39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normal" style:font-size-asian="8pt" style:font-style-asian="normal" style:font-weight-asian="normal" style:font-name-complex="Cantarell" style:font-size-complex="8pt" style:font-style-complex="normal" style:font-weight-complex="normal"/>
    </style:style>
    <style:style style:name="ce40" style:family="table-cell" style:parent-style-name="Default">
      <style:table-cell-properties fo:border-bottom="0.74pt solid #ffffff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1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2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3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4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5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6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7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>
      <style:table-cell-properties fo:background-color="#741b4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5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ffffff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7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&quot;docs-Cantarell&quot;" fo:font-size="11pt" fo:font-style="normal" fo:text-shadow="none" style:text-underline-style="none" fo:font-weight="bold" style:font-size-asian="11pt" style:font-style-asian="normal" style:font-weight-asian="bold" style:font-name-complex="&quot;docs-Cantarell&quot;" style:font-size-complex="11pt" style:font-style-complex="normal" style:font-weight-complex="bold"/>
    </style:style>
    <style:style style:name="ce58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6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61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6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ffffff" fo:background-color="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68" style:family="table-cell" style:parent-style-name="Default" style:data-style-name="N125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5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8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99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4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5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7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88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8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italic" fo:text-shadow="none" style:text-underline-style="none" fo:font-weight="normal" style:font-size-asian="11pt" style:font-style-asian="italic" style:font-weight-asian="normal" style:font-name-complex="Ubuntu Mono" style:font-size-complex="11pt" style:font-style-complex="italic" style:font-weight-complex="normal"/>
    </style:style>
    <style:style style:name="ce90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2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4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9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99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100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0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0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T1" style:family="text">
      <style:text-properties fo:color="#000000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ffffff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3" style:family="text">
      <style:text-properties fo:color="#ffffff" style:font-name="Nunito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2pt" style:font-size-complex="12pt" style:font-weight-asian="bold" style:font-weight-complex="bold" style:font-style-asian="normal" style:font-style-complex="normal"/>
    </style:style>
    <style:style style:name="T4" style:family="text">
      <style:text-properties style:text-position="0% 100%" style:font-style-complex="normal" fo:font-size="12pt" fo:font-weight="bold" style:text-underline-style="none" style:text-underline-color="font-color" style:text-line-through-type="none" fo:font-style="normal" style:text-outline="false" fo:text-shadow="none" fo:color="#ffffff" style:font-name-complex="Nunito" style:font-size-asian="12pt" style:font-size-complex="12pt" style:font-weight-asian="bold" style:font-weight-complex="bold" style:font-style-asian="normal" style:font-name="Nunito"/>
    </style:style>
    <style:style style:name="T5" style:family="text">
      <style:text-properties style:text-position="0% 100%" fo:font-size="12pt" fo:font-weight="bold" style:text-line-through-type="none" style:text-outline="false" fo:text-shadow="none" fo:color="#ffffff" style:font-size-asian="12pt" style:font-size-complex="12pt" style:font-weight-asian="bold" style:font-weight-complex="bold" style:font-name="Nunito" style:text-underline-style="solid" style:text-underline-width="auto" style:text-underline-color="font-color" fo:font-style="italic" style:font-style-asian="italic" style:font-style-complex="italic"/>
    </style:style>
    <style:style style:name="T6" style:family="text">
      <style:text-properties style:text-position="0% 100%" fo:font-size="12pt" fo:font-weight="bold" style:text-line-through-type="none" style:text-outline="false" fo:text-shadow="none" fo:color="#ffffff" style:font-size-asian="12pt" style:font-size-complex="12pt" style:font-weight-asian="bold" style:font-weight-complex="bold" style:font-name="Nunito" style:text-underline-style="none" style:text-underline-color="font-color" fo:font-style="normal" style:font-name-complex="Nunito" style:font-style-asian="normal" style:font-style-complex="normal"/>
    </style:style>
    <style:style style:name="T7" style:family="text">
      <style:text-properties fo:text-shadow="none" style:font-style-complex="normal" fo:font-size="14pt" fo:font-weight="bold" style:text-underline-style="none" style:text-underline-color="font-color" style:text-line-through-type="none" fo:font-style="normal" style:text-outline="false" fo:color="#ffffff" style:text-position="0% 100%" style:font-name-complex="Nunito" style:font-size-asian="14pt" style:font-size-complex="14pt" style:font-weight-asian="bold" style:font-weight-complex="bold" style:font-style-asian="normal" style:font-name="Nunito"/>
    </style:style>
    <style:style style:name="T8" style:family="text">
      <style:text-properties fo:text-shadow="none" style:font-style-complex="normal" fo:font-size="14pt" fo:font-weight="bold" style:text-underline-style="none" style:text-underline-color="font-color" style:text-line-through-type="none" fo:font-style="normal" style:text-outline="false" style:text-position="0% 100%" style:font-name-complex="Nunito" style:font-size-asian="14pt" style:font-size-complex="14pt" style:font-weight-asian="bold" style:font-weight-complex="bold" style:font-style-asian="normal" style:font-name="Nunito" fo:color="#000000"/>
    </style:style>
    <style:style style:name="T9" style:family="text">
      <style:text-properties fo:text-shadow="none" style:font-style-complex="normal" fo:font-size="14pt" fo:font-weight="bold" style:text-underline-style="none" style:text-underline-color="font-color" style:text-line-through-type="none" fo:font-style="normal" style:text-outline="false" style:text-position="0% 100%" style:font-name-complex="Nunito" style:font-size-asian="14pt" style:font-size-complex="14pt" style:font-weight-asian="bold" style:font-weight-complex="bold" style:font-style-asian="normal" style:font-name="Nunito" fo:color="#ffffff"/>
    </style:style>
    <style:style style:name="T10" style:family="text">
      <style:text-properties fo:text-shadow="none" style:font-style-complex="normal" fo:font-size="14pt" fo:font-weight="bold" style:text-underline-style="none" style:text-underline-color="font-color" style:text-line-through-type="none" fo:font-style="normal" style:text-outline="false" style:text-position="0% 100%" style:font-name-complex="Nunito" style:font-size-asian="14pt" style:font-size-complex="14pt" style:font-weight-asian="bold" style:font-weight-complex="bold" style:font-style-asian="normal" style:font-name="Nunito" fo:color="#8e7cc3"/>
    </style:style>
    <style:style style:name="T11" style:family="text">
      <style:text-properties fo:text-shadow="none" style:font-style-complex="normal" fo:font-size="14pt" fo:font-weight="bold" style:text-underline-style="none" style:text-underline-color="font-color" style:text-line-through-type="none" fo:font-style="normal" style:text-outline="false" style:text-position="0% 100%" style:font-name-complex="Nunito" style:font-size-asian="14pt" style:font-size-complex="14pt" style:font-weight-asian="bold" style:font-weight-complex="bold" style:font-style-asian="normal" style:font-name="Nunito" fo:color="#b4a7d6"/>
    </style:style>
    <style:style style:name="T12" style:family="text">
      <style:text-properties fo:text-shadow="none" style:font-style-complex="normal" fo:font-size="14pt" fo:font-weight="bold" style:text-underline-style="none" style:text-underline-color="font-color" style:text-line-through-type="none" fo:font-style="normal" style:text-outline="false" style:text-position="0% 100%" style:font-name-complex="Nunito" style:font-size-asian="14pt" style:font-size-complex="14pt" style:font-weight-asian="bold" style:font-weight-complex="bold" style:font-style-asian="normal" style:font-name="Nunito" fo:color="#00ffff"/>
    </style:style>
    <style:style style:name="T13" style:family="text">
      <style:text-properties style:font-name="Cantarell" fo:color="#cc0000" style:font-style-asian="normal" style:font-weight-complex="bold" style:font-weight-asian="bold" style:font-size-complex="7pt" style:font-size-asian="7pt" style:font-name-complex="Cantarell" fo:text-shadow="none" style:text-position="0% 100%" style:text-outline="false" fo:font-style="normal" style:text-line-through-type="none" style:text-underline-style="none" style:text-underline-color="font-color" fo:font-weight="bold" fo:font-size="7pt" style:font-style-complex="normal"/>
    </style:style>
    <style:style style:name="T14" style:family="text">
      <style:text-properties style:font-name="Cantarell" fo:color="#cc0000" style:font-style-asian="normal" style:font-weight-complex="bold" style:font-weight-asian="bold" style:font-name-complex="Cantarell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18pt" style:font-size-asian="18pt" style:font-size-complex="18pt"/>
    </style:style>
    <style:style style:name="T15" style:family="text">
      <style:text-properties style:font-name="Cantarell" fo:color="#ff00ff" style:font-style-asian="normal" style:font-weight-complex="bold" style:font-weight-asian="bold" style:font-size-complex="12pt" style:font-size-asian="12pt" style:font-name-complex="Cantarell" fo:text-shadow="none" style:text-position="0% 100%" style:text-outline="false" fo:font-style="normal" style:text-line-through-type="none" style:text-underline-style="none" style:text-underline-color="font-color" fo:font-weight="bold" fo:font-size="12pt" style:font-style-complex="normal"/>
    </style:style>
    <style:style style:name="T16" style:family="text">
      <style:text-properties style:font-name="Cantarell" fo:color="#ff00ff" style:font-style-asian="normal" style:font-weight-complex="bold" style:font-weight-asian="bold" style:font-name-complex="Cantarell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18pt" style:font-size-asian="18pt" style:font-size-complex="18pt"/>
    </style:style>
    <style:style style:name="T17" style:family="text">
      <style:text-properties style:font-style-complex="normal" style:font-name="Cantarell" fo:font-size="18pt" fo:font-weight="bold" style:text-underline-style="none" style:text-underline-color="font-color" style:text-line-through-type="none" fo:font-style="normal" style:text-outline="false" style:text-position="0% 100%" fo:text-shadow="none" style:font-name-complex="Cantarell" style:font-size-asian="18pt" style:font-size-complex="18pt" style:font-weight-asian="bold" style:font-weight-complex="bold" style:font-style-asian="normal" fo:color="#cc0000"/>
    </style:style>
    <style:style style:name="T18" style:family="text">
      <style:text-properties style:font-style-complex="normal" style:font-name="Cantarell" fo:font-weight="bold" style:text-underline-style="none" style:text-underline-color="font-color" style:text-line-through-type="none" fo:font-style="normal" style:text-outline="false" style:text-position="0% 100%" fo:text-shadow="none" style:font-name-complex="Cantarell" style:font-weight-asian="bold" style:font-weight-complex="bold" style:font-style-asian="normal" fo:color="#cc0000" fo:font-size="12pt" style:font-size-asian="12pt" style:font-size-complex="12pt"/>
    </style:style>
    <style:style style:name="T19" style:family="text">
      <style:text-properties style:font-style-complex="normal" style:font-name="Cantarell" fo:font-weight="bold" style:text-underline-style="none" style:text-underline-color="font-color" style:text-line-through-type="none" fo:font-style="normal" style:text-outline="false" style:text-position="0% 100%" fo:text-shadow="none" style:font-name-complex="Cantarell" style:font-weight-asian="bold" style:font-weight-complex="bold" style:font-style-asian="normal" fo:color="#cc0000" fo:font-size="18pt" style:font-size-asian="18pt" style:font-size-complex="18pt"/>
    </style:style>
    <style:style style:name="T20" style:family="text">
      <style:text-properties style:font-name="Cantarell" fo:color="#cc0000" style:font-style-asian="normal" style:font-weight-complex="bold" style:font-weight-asian="bold" style:font-size-complex="9pt" style:font-size-asian="9pt" style:font-name-complex="Cantarell" fo:text-shadow="none" style:text-position="0% 100%" style:text-outline="false" fo:font-style="normal" style:text-line-through-type="none" style:text-underline-style="none" style:text-underline-color="font-color" fo:font-weight="bold" fo:font-size="9pt" style:font-style-complex="normal"/>
    </style:style>
    <style:style style:name="T21" style:family="text">
      <style:text-properties style:font-name="Cantarell" fo:color="#cc0000" style:font-style-asian="normal" style:font-weight-complex="bold" style:font-weight-asian="bold" style:font-name-complex="Cantarell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14pt" style:font-size-asian="14pt" style:font-size-complex="14pt"/>
    </style:style>
    <style:style style:name="T22" style:family="text">
      <style:text-properties style:font-style-complex="normal" style:font-name="Cantarell" fo:font-size="12pt" fo:font-weight="bold" style:text-underline-style="none" style:text-underline-color="font-color" style:text-line-through-type="none" fo:font-style="normal" style:text-outline="false" style:text-position="0% 100%" fo:text-shadow="none" style:font-name-complex="Cantarell" style:font-size-asian="12pt" style:font-size-complex="12pt" style:font-weight-asian="bold" style:font-weight-complex="bold" style:font-style-asian="normal" fo:color="#ff00ff"/>
    </style:style>
    <style:style style:name="T23" style:family="text">
      <style:text-properties style:font-style-complex="normal" style:font-name="Cantarell" fo:font-weight="bold" style:text-underline-style="none" style:text-underline-color="font-color" style:text-line-through-type="none" fo:font-style="normal" style:text-outline="false" style:text-position="0% 100%" fo:text-shadow="none" style:font-name-complex="Cantarell" style:font-weight-asian="bold" style:font-weight-complex="bold" style:font-style-asian="normal" fo:color="#ff00ff" fo:font-size="18pt" style:font-size-asian="18pt" style:font-size-complex="18pt"/>
    </style:style>
    <style:style style:name="T24" style:family="text">
      <style:text-properties style:font-style-complex="normal" style:font-name="Cantarell" fo:font-weight="bold" style:text-underline-style="none" style:text-underline-color="font-color" style:text-line-through-type="none" fo:font-style="normal" style:text-outline="false" style:text-position="0% 100%" fo:text-shadow="none" style:font-name-complex="Cantarell" style:font-weight-asian="bold" style:font-weight-complex="bold" style:font-style-asian="normal" fo:color="#ff00ff" fo:font-size="12pt" style:font-size-asian="12pt" style:font-size-complex="12pt"/>
    </style:style>
    <style:style style:name="T25" style:family="text">
      <style:text-properties style:font-name="Cantarell" fo:color="#cc0000" style:font-style-asian="normal" style:font-weight-complex="bold" style:font-weight-asian="bold" style:font-name-complex="Cantarell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12pt" style:font-size-asian="12pt" style:font-size-complex="12pt"/>
    </style:style>
    <style:style style:name="T26" style:family="text">
      <style:text-properties style:font-style-complex="normal" style:font-name="Ubuntu Mono" style:font-style-asian="normal" style:font-weight-complex="normal" style:font-weight-asian="normal" style:font-size-complex="11pt" style:font-size-asian="11pt" style:font-name-complex="Ubuntu Mono" style:text-position="0% 100%" fo:color="#00ff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7" style:family="text">
      <style:text-properties style:font-style-complex="normal" style:font-name="Ubuntu Mono" style:font-style-asian="normal" style:font-weight-complex="normal" style:font-weight-asian="normal" style:font-size-complex="11pt" style:font-size-asian="11pt" style:font-name-complex="Ubuntu Mono" style:text-position="0% 100%" style:text-outline="false" fo:font-style="normal" style:text-line-through-type="none" style:text-underline-style="none" style:text-underline-color="font-color" fo:font-weight="normal" fo:font-size="11pt" fo:text-shadow="none" fo:color="#ffffff"/>
    </style:style>
    <style:style style:name="T28" style:family="text">
      <style:text-properties style:font-name="Ubuntu Mono" fo:text-shadow="none" style:font-style-asian="normal" style:font-weight-complex="normal" style:font-weight-asian="normal" style:font-size-complex="11pt" style:font-size-asian="11pt" style:font-name-complex="Ubuntu Mono" style:text-position="0% 100%" fo:color="#00ff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9" style:family="text">
      <style:text-properties style:font-name="Ubuntu Mono" fo:text-shadow="none" style:font-style-asian="normal" style:font-weight-complex="normal" style:font-weight-asian="normal" style:font-size-complex="11pt" style:font-size-asian="11pt" style:font-name-complex="Ubuntu Mono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ffffff"/>
    </style:style>
    <style:style style:name="T30" style:family="text">
      <style:text-properties style:font-name="Ubuntu Mono" fo:text-shadow="none" style:font-weight-complex="normal" style:font-weight-asian="normal" style:font-size-complex="11pt" style:font-size-asian="11pt" style:font-name-complex="Ubuntu Mono" style:text-position="0% 100%" style:text-outline="false" style:text-line-through-type="none" style:text-underline-style="none" style:text-underline-color="font-color" fo:font-weight="normal" fo:font-size="11pt" fo:color="#ffffff" fo:font-style="italic" style:font-style-asian="italic" style:font-style-complex="italic"/>
    </style:style>
    <style:style style:name="T31" style:family="text">
      <style:text-properties style:font-name="Ubuntu Mono" fo:text-shadow="none" style:font-weight-complex="normal" style:font-weight-asian="normal" style:font-size-complex="11pt" style:font-size-asian="11pt" style:font-name-complex="Ubuntu Mono" style:text-position="0% 100%" style:text-outline="false" style:text-line-through-type="none" style:text-underline-style="none" style:text-underline-color="font-color" fo:font-weight="normal" fo:font-size="11pt" fo:color="#ffffff" fo:font-style="normal" style:font-style-asian="normal" style:font-style-complex="normal"/>
    </style:style>
    <style:style style:name="T32" style:family="text">
      <style:text-properties style:font-style-complex="normal" style:font-name="Ubuntu Mono" style:font-style-asian="normal" style:font-weight-complex="normal" style:font-weight-asian="normal" style:font-size-complex="11pt" style:font-size-asian="11pt" style:font-name-complex="Ubuntu Mono" style:text-position="0% 100%" style:text-outline="false" fo:font-style="normal" style:text-line-through-type="none" style:text-underline-style="none" style:text-underline-color="font-color" fo:font-weight="normal" fo:font-size="11pt" fo:text-shadow="none" fo:color="#00ffff"/>
    </style:style>
    <style:style style:name="T3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ff00" style:text-position="0% 100%" style:font-name-complex="Ubuntu Mono" style:font-size-asian="11pt" style:font-size-complex="11pt" style:font-weight-asian="normal" style:font-weight-complex="normal" style:font-style-asian="normal" style:font-name="Ubuntu Mono"/>
    </style:style>
    <style:style style:name="T3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Ubuntu Mono" style:font-size-asian="11pt" style:font-size-complex="11pt" style:font-weight-asian="normal" style:font-weight-complex="normal" style:font-style-asian="normal" style:font-name="Ubuntu Mono" fo:color="#ffffff"/>
    </style:style>
    <style:style style:name="T3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Ubuntu Mono" style:font-size-asian="11pt" style:font-size-complex="11pt" style:font-weight-asian="normal" style:font-weight-complex="normal" style:font-style-asian="normal" style:font-name="Ubuntu Mono" fo:color="#00ffff"/>
    </style:style>
    <style:style style:name="T36" style:family="text">
      <style:text-properties style:font-name="Ubuntu Mono" fo:text-shadow="none" style:font-style-asian="normal" style:font-weight-complex="normal" style:font-weight-asian="normal" style:font-size-complex="11pt" style:font-size-asian="11pt" style:font-name-complex="Ubuntu Mono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00ffff"/>
    </style:style>
    <style:style style:name="T37" style:family="text">
      <style:text-properties style:font-name="Ubuntu Mono" fo:text-shadow="none" style:font-style-asian="normal" style:font-weight-complex="normal" style:font-weight-asian="normal" style:font-size-complex="11pt" style:font-size-asian="11pt" style:font-name-complex="Ubuntu Mono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00ff00"/>
    </style:style>
    <style:style style:name="T3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Ubuntu Mono" style:font-size-asian="11pt" style:font-size-complex="11pt" style:font-weight-asian="normal" style:font-weight-complex="normal" style:font-style-asian="normal" style:font-name="Ubuntu Mono" fo:color="#ff00ff"/>
    </style:style>
    <style:style style:name="T39" style:family="text">
      <style:text-properties style:font-style-complex="normal" style:font-name="Ubuntu Mono,Arial" style:font-style-asian="normal" style:font-weight-complex="normal" style:font-weight-asian="normal" style:font-size-complex="11pt" style:font-size-asian="11pt" style:font-name-complex="Ubuntu Mono,Arial" style:text-position="0% 100%" fo:color="#00ff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0" style:family="text">
      <style:text-properties style:font-style-complex="normal" style:font-name="Ubuntu Mono,Arial" style:font-style-asian="normal" style:font-weight-complex="normal" style:font-weight-asian="normal" style:font-size-complex="11pt" style:font-size-asian="11pt" style:font-name-complex="Ubuntu Mono,Arial" style:text-position="0% 100%" style:text-outline="false" fo:font-style="normal" style:text-line-through-type="none" style:text-underline-style="none" style:text-underline-color="font-color" fo:font-weight="normal" fo:font-size="11pt" fo:text-shadow="none" fo:color="#ffffff"/>
    </style:style>
    <style:style style:name="T41" style:family="text">
      <style:text-properties style:font-name="Ubuntu Mono" fo:text-shadow="none" style:font-style-asian="normal" style:font-weight-complex="normal" style:font-weight-asian="normal" style:font-size-complex="11pt" style:font-size-asian="11pt" style:font-name-complex="Ubuntu Mono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ff00ff"/>
    </style:style>
    <style:style style:name="T42" style:family="text">
      <style:text-properties style:font-style-complex="normal" style:font-name="Ubuntu Mono" style:font-style-asian="normal" style:font-weight-complex="normal" style:font-weight-asian="normal" style:font-size-complex="11pt" style:font-size-asian="11pt" style:font-name-complex="Ubuntu Mono" style:text-position="0% 100%" fo:color="#00ffff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3" style:family="text">
      <style:text-properties fo:color="#ff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Ubuntu Mono" style:font-size-asian="11pt" style:font-size-complex="11pt" style:font-weight-asian="normal" style:font-weight-complex="normal" style:font-style-asian="normal" style:font-name="Ubuntu Mono" fo:color="#ff0000"/>
    </style:style>
    <style:style style:name="T4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Ubuntu Mono" style:font-size-asian="11pt" style:font-size-complex="11pt" style:font-weight-asian="normal" style:font-weight-complex="normal" style:font-style-asian="normal" style:font-name="Ubuntu Mono" fo:color="#0000ff"/>
    </style:style>
    <style:style style:name="T46" style:family="text">
      <style:text-properties style:font-style-complex="normal" style:font-name="Cantarell" style:font-style-asian="normal" style:font-weight-complex="bold" style:font-weight-asian="bold" style:font-size-complex="11pt" style:font-size-asian="11pt" style:font-name-complex="Cantarell" style:text-position="0% 100%" fo:color="#ffffff" style:text-outline="false" fo:font-style="normal" style:text-line-through-type="none" style:text-underline-style="none" style:text-underline-color="font-color" fo:font-weight="bold" fo:font-size="11pt" fo:text-shadow="none"/>
    </style:style>
    <style:style style:name="T47" style:family="text">
      <style:text-properties style:font-style-complex="normal" style:font-name="Cantarell" style:font-style-asian="normal" style:font-weight-complex="bold" style:font-weight-asian="bold" style:font-size-complex="11pt" style:font-size-asian="11pt" style:font-name-complex="Cantarell" style:text-position="0% 100%" style:text-outline="false" fo:font-style="normal" style:text-line-through-type="none" style:text-underline-style="none" style:text-underline-color="font-color" fo:font-weight="bold" fo:font-size="11pt" fo:text-shadow="none" fo:color="#000000"/>
    </style:style>
    <style:style style:name="T48" style:family="text">
      <style:text-properties style:font-style-complex="normal" style:font-name="Cantarell" style:font-style-asian="normal" style:font-weight-complex="bold" style:font-weight-asian="bold" style:font-size-complex="11pt" style:font-size-asian="11pt" style:font-name-complex="Cantarell" style:text-position="0% 100%" fo:color="#34a853" style:text-outline="false" fo:font-style="normal" style:text-line-through-type="none" style:text-underline-style="none" style:text-underline-color="font-color" fo:font-weight="bold" fo:font-size="11pt" fo:text-shadow="none"/>
    </style:style>
    <style:style style:name="T49" style:family="text">
      <style:text-properties style:font-style-complex="normal" style:font-name="Cantarell" style:font-style-asian="normal" style:font-weight-complex="bold" style:font-weight-asian="bold" style:font-size-complex="11pt" style:font-size-asian="11pt" style:font-name-complex="Cantarell" style:text-position="0% 100%" style:text-outline="false" fo:font-style="normal" style:text-line-through-type="none" style:text-underline-style="none" style:text-underline-color="font-color" fo:font-weight="bold" fo:font-size="11pt" fo:text-shadow="none" fo:color="#ff0000"/>
    </style:style>
    <style:style style:name="T5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ffff" style:text-position="0% 100%" style:font-name-complex="Ubuntu Mono" style:font-size-asian="11pt" style:font-size-complex="11pt" style:font-weight-asian="normal" style:font-weight-complex="normal" style:font-style-asian="normal" style:font-name="Ubuntu Mono"/>
    </style:style>
    <style:style style:name="T51" style:family="text">
      <style:text-properties fo:color="#ff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52" style:family="text">
      <style:text-properties style:font-style-complex="normal" style:font-name="Ubuntu Mono" style:font-style-asian="normal" style:font-weight-complex="normal" style:font-weight-asian="normal" style:font-size-complex="11pt" style:font-size-asian="11pt" style:font-name-complex="Ubuntu Mono" style:text-position="0% 100%" fo:color="#ff00ff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3" style:family="text">
      <style:text-properties style:font-style-complex="normal" style:font-name="Ubuntu Mono" style:font-style-asian="normal" style:font-weight-complex="normal" style:font-weight-asian="normal" style:font-size-complex="11pt" style:font-size-asian="11pt" style:font-name-complex="Ubuntu Mono" style:text-position="0% 100%" fo:color="#ffffff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4" style:family="text">
      <style:text-properties style:font-style-complex="normal" style:font-name="Ubuntu Mono" style:font-style-asian="normal" style:font-weight-complex="normal" style:font-weight-asian="normal" style:font-size-complex="11pt" style:font-size-asian="11pt" style:font-name-complex="Ubuntu Mono" style:text-position="0% 100%" style:text-outline="false" fo:font-style="normal" style:text-line-through-type="none" style:text-underline-style="none" style:text-underline-color="font-color" fo:font-weight="normal" fo:font-size="11pt" fo:text-shadow="none" fo:color="#ff00ff"/>
    </style:style>
    <style:style style:name="T55" style:family="text">
      <style:text-properties style:font-style-complex="normal" style:font-name="Ubuntu Mono" fo:font-size="11pt" fo:font-weight="normal" style:text-underline-style="none" style:text-underline-color="font-color" style:text-line-through-type="none" fo:font-style="normal" style:text-outline="false" fo:color="#ff00ff" style:text-position="0% 100%" style:font-name-complex="Ubuntu Mono" style:font-size-asian="11pt" style:font-size-complex="11pt" style:font-weight-asian="normal" style:font-weight-complex="normal" style:font-style-asian="normal" fo:text-shadow="none"/>
    </style:style>
    <style:style style:name="T56" style:family="text">
      <style:text-properties style:font-style-complex="normal" style:font-name="Ubuntu Mono" fo:font-size="11pt" fo:font-weight="normal" style:text-underline-style="none" style:text-underline-color="font-color" style:text-line-through-type="none" fo:font-style="normal" style:text-outline="false" style:text-position="0% 100%" style:font-name-complex="Ubuntu Mono" style:font-size-asian="11pt" style:font-size-complex="11pt" style:font-weight-asian="normal" style:font-weight-complex="normal" style:font-style-asian="normal" fo:text-shadow="none" fo:color="#ffffff"/>
    </style:style>
    <style:style style:name="T57" style:family="text">
      <style:text-properties style:font-style-complex="normal" style:font-name="Ubuntu Mono" fo:font-size="11pt" fo:font-weight="normal" style:text-underline-style="none" style:text-underline-color="font-color" style:text-line-through-type="none" fo:font-style="normal" style:text-outline="false" style:text-position="0% 100%" style:font-name-complex="Ubuntu Mono" style:font-size-asian="11pt" style:font-size-complex="11pt" style:font-weight-asian="normal" style:font-weight-complex="normal" style:font-style-asian="normal" fo:text-shadow="none" fo:color="#ff00ff"/>
    </style:style>
    <style:style style:name="T58" style:family="text">
      <style:text-properties fo:color="#ffffff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  <style:style style:name="T59" style:family="text">
      <style:text-properties fo:color="#ffffff" style:font-name="Ubuntu Mono" style:font-style-asian="normal" style:font-weight-complex="normal" style:font-weight-asian="normal" style:font-size-complex="11pt" style:font-size-asian="11pt" style:font-name-complex="Ubuntu Mono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60" style:family="text">
      <style:text-properties style:font-name="Ubuntu Mono" style:font-style-asian="normal" style:font-weight-complex="normal" style:font-weight-asian="normal" style:font-size-complex="11pt" style:font-size-asian="11pt" style:font-name-complex="Ubuntu Mono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 fo:color="#ff00ff"/>
    </style:style>
    <style:style style:name="T61" style:family="text">
      <style:text-properties style:font-name="Ubuntu Mono" style:font-style-asian="normal" style:font-weight-complex="normal" style:font-weight-asian="normal" style:font-size-complex="11pt" style:font-size-asian="11pt" style:font-name-complex="Ubuntu Mono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 fo:color="#ffffff"/>
    </style:style>
    <style:style style:name="T62" style:family="text">
      <style:text-properties fo:text-shadow="none" fo:font-size="11pt" fo:font-weight="normal" style:text-underline-style="none" style:text-underline-color="font-color" style:text-line-through-type="none" style:text-outline="false" fo:color="#ffffff" style:text-position="0% 100%" style:font-name-complex="Ubuntu Mono" style:font-size-asian="11pt" style:font-size-complex="11pt" style:font-weight-asian="normal" style:font-weight-complex="normal" style:font-name="Ubuntu Mono" fo:font-style="italic" style:font-style-asian="italic" style:font-style-complex="italic"/>
    </style:style>
    <style:style style:name="T63" style:family="text">
      <style:text-properties fo:text-shadow="none" fo:font-size="11pt" fo:font-weight="normal" style:text-underline-style="none" style:text-underline-color="font-color" style:text-line-through-type="none" style:text-outline="false" fo:color="#ffffff" style:text-position="0% 100%" style:font-name-complex="Ubuntu Mono" style:font-size-asian="11pt" style:font-size-complex="11pt" style:font-weight-asian="normal" style:font-weight-complex="normal" style:font-name="Ubuntu Mono" fo:font-style="normal" style:font-style-asian="normal" style:font-style-complex="normal"/>
    </style:style>
    <style:style style:name="T64" style:family="text">
      <style:text-properties style:font-name="Ubuntu Mono" style:font-style-complex="normal" style:font-style-asian="normal" style:font-weight-complex="bold" style:font-weight-asian="bold" style:font-size-complex="11pt" style:font-size-asian="11pt" style:font-name-complex="Ubuntu Mono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65" style:family="text">
      <style:text-properties style:font-name="Ubuntu Mono" style:font-style-complex="normal" style:font-style-asian="normal" style:font-size-complex="11pt" style:font-size-asian="11pt" style:font-name-complex="Ubuntu Mono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66" style:family="text">
      <style:text-properties fo:color="#0000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67" style:family="text">
      <style:text-properties fo:color="#00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68" style:family="text">
      <style:text-properties style:font-style-complex="normal" fo:text-shadow="none" style:font-style-asian="normal" style:font-weight-complex="bold" style:font-weight-asian="bold" style:font-size-complex="11pt" style:font-size-asian="11pt" style:font-name-complex="Ubuntu Mono" fo:color="#000000" style:text-position="0% 100%" style:text-outline="false" fo:font-style="normal" style:text-line-through-type="none" style:text-underline-style="none" style:text-underline-color="font-color" fo:font-weight="bold" fo:font-size="11pt" style:font-name="Ubuntu Mono"/>
    </style:style>
    <style:style style:name="T69" style:family="text">
      <style:text-properties style:font-style-complex="normal" fo:text-shadow="none" style:font-style-asian="normal" style:font-size-complex="11pt" style:font-size-asian="11pt" style:font-name-complex="Ubuntu Mono" fo:color="#000000" style:text-position="0% 100%" style:text-outline="false" fo:font-style="normal" style:text-line-through-type="none" style:text-underline-style="none" style:text-underline-color="font-color" fo:font-size="11pt" style:font-name="Ubuntu Mono" fo:font-weight="normal" style:font-weight-asian="normal" style:font-weight-complex="normal"/>
    </style:style>
    <style:style style:name="T70" style:family="text">
      <style:text-properties style:font-style-complex="normal" fo:text-shadow="none" style:font-style-asian="normal" style:font-size-complex="11pt" style:font-size-asian="11pt" style:font-name-complex="Ubuntu Mono" fo:color="#000000" style:text-position="0% 100%" style:text-outline="false" fo:font-style="normal" style:text-line-through-type="none" fo:font-size="11pt" style:font-name="Ubuntu Mono" fo:font-weight="normal" style:font-weight-asian="normal" style:font-weight-complex="normal" style:text-underline-style="solid" style:text-underline-width="auto" style:text-underline-color="font-color"/>
    </style:style>
    <style:style style:name="T71" style:family="text">
      <style:text-properties style:font-style-complex="normal" fo:text-shadow="none" style:font-style-asian="normal" style:font-size-complex="11pt" style:font-size-asian="11pt" style:font-name-complex="Ubuntu Mono" fo:color="#000000" style:text-position="0% 100%" style:text-outline="false" fo:font-style="normal" style:text-line-through-type="none" fo:font-size="11pt" style:font-name="Ubuntu Mono" fo:font-weight="normal" style:font-weight-asian="normal" style:font-weight-complex="normal" style:text-underline-style="none" style:text-underline-color="font-color"/>
    </style:style>
    <style:style style:name="T72" style:family="text">
      <style:text-properties fo:color="#000000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INISHELL 🐚</text:p>
          </table:table-cell>
          <table:covered-table-cell table:number-columns-repeated="4"/>
          <table:covered-table-cell table:number-columns-repeated="2" table:style-name="ce51"/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0" table:number-rows-spanned="20">
            <text:p><text:span text:style-name="T1">⚠️⚠️⚠️⚠️⚠️⚠️⚠️⚠️⚠️⚠️⚠️</text:span></text:p>
            <text:p><text:span text:style-name="T2"/></text:p>
            <text:p><text:span text:style-name="T3">[FR] ATTENTION</text:span></text:p>
            <text:p><text:span text:style-name="T4">Les comportements présents dans cet Excel </text:span><text:span text:style-name="T5">ne sont pas tous a gérer</text:span><text:span text:style-name="T6"> dans la Mandatory du projet Minishell !</text:span></text:p>
            <text:p><text:span text:style-name="T3">Ne vous mettez pas la pression pour essayer de tous les gérer !</text:span></text:p>
            <text:p><text:span text:style-name="T3">Vérifiez juste pour ces cas non gerables s'ils ne Segfault pas, ou n'effectuent pas un comportement suspect !</text:span></text:p>
            <text:p><text:span text:style-name="T3">Utilisez votre bon sens pour exploiter au mieux ce document et faire un Minishell pas trop ambitieux, selon votre situation du projet.</text:span></text:p>
            <text:p><text:span text:style-name="T3">(Par contre, si vous etes chauds pour tout gérer, GG à vous !)</text:span></text:p>
            <text:p><text:span text:style-name="T3"/></text:p>
            <text:p><text:span text:style-name="T3"/></text:p>
            <text:p><text:span text:style-name="T3">Bon courage et n'hésitez pas à m'envoyer un MP si besoin ! </text:span></text:p>
            <text:p><text:span text:style-name="T3"/></text:p>
            <text:p><text:span text:style-name="T3">--------------------------------------------------------</text:span></text:p>
            <text:p><text:span text:style-name="T3"/></text:p>
            <text:p><text:span text:style-name="T3">[EN] WARNING</text:span></text:p>
            <text:p><text:span text:style-name="T4">The behaviors listed in this Excel file </text:span><text:span text:style-name="T5">are not all required to be handled</text:span><text:span text:style-name="T6"> in the mandatory part of the Minishell project!</text:span></text:p>
            <text:p><text:span text:style-name="T3">Don't stress yourself out trying to handle all of them!</text:span></text:p>
            <text:p><text:span text:style-name="T3">Just make sure that these unmanageable cases don't cause a segfault or exhibit suspicious behavior!</text:span></text:p>
            <text:p><text:span text:style-name="T3">Use your common sense to make the best use of this document and create a Minishell that is not overly ambitious, depending on your project situation.</text:span></text:p>
            <text:p><text:span text:style-name="T3">(However, if you're up for handling everything, GG to you!)</text:span></text:p>
            <text:p><text:span text:style-name="T3"/></text:p>
            <text:p><text:span text:style-name="T3">Good luck, and feel free to DM me if needed!</text:span></text:p>
            <text:p><text:span text:style-name="T2"/></text:p>
            <text:p><text:span text:style-name="T2"/></text:p>
            <text:p><text:span text:style-name="T7">(</text:span><text:span text:style-name="T8">GitHub : vietdu91</text:span><text:span text:style-name="T9">   /  </text:span><text:span text:style-name="T10"> </text:span><text:span text:style-name="T11">Discord : vietdu91#6048</text:span><text:span text:style-name="T10"> </text:span><text:span text:style-name="T9">  /   </text:span><text:span text:style-name="T12">Intra : emtran</text:span><text:span text:style-name="T9">)</text:span></text:p>
            <text:p><text:span text:style-name="T2"/></text:p>
            <text:p><text:span text:style-name="T2">⚠️⚠️⚠️⚠️⚠️⚠️⚠️⚠️⚠️⚠️⚠️</text:span></text:p>
          </table:table-cell>
          <table:covered-table-cell table:number-columns-repeated="4"/>
          <table:covered-table-cell table:number-columns-repeated="2" table:style-name="ce51"/>
          <table:covered-table-cell table:number-columns-repeated="3"/>
          <table:table-cell table:number-columns-repeated="1014"/>
        </table:table-row>
        <table:table-row table:style-name="ro2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2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2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2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2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2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2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2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2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2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2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2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2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2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2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2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2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2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3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Gestion des comportements</text:p>
          </table:table-cell>
          <table:covered-table-cell table:number-columns-repeated="4"/>
          <table:covered-table-cell table:number-columns-repeated="2" table:style-name="ce51"/>
          <table:covered-table-cell table:number-columns-repeated="3"/>
          <table:table-cell table:number-columns-repeated="1014"/>
        </table:table-row>
        <table:table-row table:style-name="ro1">
          <table:table-cell table:style-name="ce4" table:number-columns-spanned="1" table:number-rows-spanned="2"/>
          <table:table-cell table:style-name="ce15" office:value-type="string" calcext:value-type="string" table:number-columns-spanned="1" table:number-rows-spanned="2">
            <text:p>test.c</text:p>
          </table:table-cell>
          <table:table-cell table:style-name="ce22" table:number-columns-spanned="1" table:number-rows-spanned="2"/>
          <table:table-cell table:style-name="ce42" office:value-type="string" calcext:value-type="string">
            <text:p>A faire</text:p>
          </table:table-cell>
          <table:table-cell table:style-name="ce45" office:value-type="string" calcext:value-type="string">
            <text:p>A tester</text:p>
          </table:table-cell>
          <table:table-cell table:style-name="ce53" office:value-type="string" calcext:value-type="string">
            <text:p>Leaks ?</text:p>
          </table:table-cell>
          <table:table-cell table:style-name="ce58" office:value-type="string" calcext:value-type="string">
            <text:p>Fonctionne</text:p>
          </table:table-cell>
          <table:table-cell table:style-name="ce15" office:value-type="string" calcext:value-type="string" table:number-columns-spanned="1" table:number-rows-spanned="2">
            <text:p>Comportement attendu</text:p>
          </table:table-cell>
          <table:table-cell table:style-name="ce15" office:value-type="string" calcext:value-type="string" table:number-columns-spanned="1" table:number-rows-spanned="2">
            <text:p>Sortie d'exit (echo $?)</text:p>
          </table:table-cell>
          <table:table-cell table:style-name="ce15" office:value-type="string" calcext:value-type="string" table:number-columns-spanned="1" table:number-rows-spanned="2">
            <text:p>Notes</text:p>
          </table:table-cell>
          <table:table-cell table:number-columns-repeated="1014"/>
        </table:table-row>
        <table:table-row table:style-name="ro1">
          <table:covered-table-cell table:number-columns-repeated="3" table:style-name="ce5"/>
          <table:table-cell table:style-name="ce43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style-name="ce54" office:value-type="string" calcext:value-type="string">
            <text:p><text:span text:style-name="T46">OK </text:span><text:span text:style-name="T47">KO</text:span></text:p>
          </table:table-cell>
          <table:table-cell table:style-name="ce59" office:value-type="string" calcext:value-type="string">
            <text:p><text:span text:style-name="T48">OK </text:span><text:span text:style-name="T49">KO</text:span></text:p>
          </table:table-cell>
          <table:covered-table-cell table:number-columns-repeated="3" table:style-name="ce5"/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" table:number-rows-spanned="57">
            <text:p><text:span text:style-name="T13">CARACTERES A LA VOLEE (SYNTAXE) </text:span><text:span text:style-name="T14"> 🌦</text:span></text:p>
          </table:table-cell>
          <table:table-cell table:style-name="ce16" office:value-type="string" calcext:value-type="string">
            <text:p><text:span text:style-name="T26">$&gt;</text:span><text:span text:style-name="T27"> \n (touche entrée)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3" office:value-type="string" calcext:value-type="string" table:number-columns-spanned="1" table:number-rows-spanned="5">
            <text:p>$&gt;</text:p>
          </table:table-cell>
          <table:table-cell table:style-name="ce82" office:value-type="string" calcext:value-type="string">
            <text:p>Exit de l'ancienne commande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6" office:value-type="string" calcext:value-type="string">
            <text:p><text:span text:style-name="T28">$&gt;</text:span><text:span text:style-name="T29"> [</text:span><text:span text:style-name="T30">que des espaces</text:span><text:span text:style-name="T31">]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covered-table-cell/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6" office:value-type="string" calcext:value-type="string">
            <text:p><text:span text:style-name="T28">$&gt;</text:span><text:span text:style-name="T29"> [</text:span><text:span text:style-name="T30">que des tabulations</text:span><text:span text:style-name="T31">]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covered-table-cell/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Crl + V + Tab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: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covered-table-cell/>
          <table:table-cell table:style-name="ce83" office:value-type="float" office:value="0" calcext:value-type="float">
            <text:p>0</text:p>
          </table:table-cell>
          <table:table-cell table:style-name="ce82" office:value-type="string" calcext:value-type="string">
            <text:p>Marche aussi pour "#"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!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covered-table-cell table:style-name="ce64"/>
          <table:table-cell table:style-name="ce83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covered-table-cell/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&gt;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covered-table-cell/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&lt;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covered-table-cell/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&lt;&gt;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covered-table-cell table:style-name="ce64"/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&gt;&gt;&gt;&gt;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&gt;&gt;&gt;&gt;&gt;&gt;&gt;&gt;&gt;&gt;&gt;&gt;&gt;&gt;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&lt;&lt;&lt;&lt;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&lt;&lt;&lt;&lt;&lt;&lt;&lt;&lt;&lt;&lt;&lt;&lt;&lt;&lt;&lt;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 &gt; &gt; &gt;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 office:value-type="string" calcext:value-type="string">
            <text:p>Marche aussi pour &lt;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&gt; &gt;&gt; &gt;&gt; &gt;&gt;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 office:value-type="string" calcext:value-type="string">
            <text:p>Marche aussi pour &lt;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&gt;&gt;&gt; &gt;&gt; &gt;&gt; &gt;&gt;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 office:value-type="string" calcext:value-type="string">
            <text:p>Marche aussi pour &lt;</text:p>
          </table:table-cell>
          <table:table-cell table:number-columns-repeated="1014"/>
        </table:table-row>
        <table:table-row table:style-name="ro1">
          <table:covered-table-cell/>
          <table:table-cell table:style-name="ce18" office:value-type="string" calcext:value-type="string">
            <text:p><text:span text:style-name="T26">$&gt; </text:span><text:span text:style-name="T27">/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8" office:value-type="string" calcext:value-type="string">
            <text:p><text:span text:style-name="T26">$&gt; </text:span><text:span text:style-name="T27">//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8" office:value-type="string" calcext:value-type="string">
            <text:p><text:span text:style-name="T26">$&gt; </text:span><text:span text:style-name="T27">/.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/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8" office:value-type="string" calcext:value-type="string">
            <text:p><text:span text:style-name="T26">$&gt; </text:span><text:span text:style-name="T27">/./../../../../..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/./../../../../.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8" office:value-type="string" calcext:value-type="string">
            <text:p><text:span text:style-name="T26">$&gt; </text:span><text:span text:style-name="T27">///////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/////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8" office:value-type="string" calcext:value-type="string">
            <text:p><text:span text:style-name="T26">$&gt; </text:span><text:span text:style-name="T27">\\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8" office:value-type="string" calcext:value-type="string">
            <text:p><text:span text:style-name="T26">$&gt; </text:span><text:span text:style-name="T27">\\\\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8" office:value-type="string" calcext:value-type="string">
            <text:p><text:span text:style-name="T26">$&gt; </text:span><text:span text:style-name="T27">\\\\\\\\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\\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8" office:value-type="string" calcext:value-type="string">
            <text:p><text:span text:style-name="T26">$&gt; </text:span><text:span text:style-name="T27">-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-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 office:value-type="string" calcext:value-type="string">
            <text:p>Marche aussi pour "_@°]=+£$?"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|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 office:value-type="string" calcext:value-type="string">
            <text:p>Marche aussi pour les metacharacters "&amp;();"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| 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| | |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||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|||||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|||||||||||||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&gt;|&gt;&lt;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amp;&amp;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amp;&amp;&amp;&amp;&amp;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amp;&amp;&amp;&amp;&amp;&amp;&amp;&amp;&amp;&amp;&amp;&amp;&amp;&amp;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;;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;;;;;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;;;;;;;;;;;;;;;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 ( ) 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 ( ( ( ) ) ) 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""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"hola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'hola'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''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0">bash: </text:span><text:span text:style-name="T38">crashtest.c</text:span><text:span text:style-name="T34">: command not found</text:span></text:p>
            <text:p><text:span text:style-name="T43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87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*/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0">bash: </text:span><text:span text:style-name="T38">Docs/attest.cation</text:span><text:span text:style-name="T34">: command not found</text:span></text:p>
            <text:p><text:span text:style-name="T43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87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*/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*/*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88" office:value-type="string" calcext:value-type="string">
            <text:p><text:span text:style-name="T64">[BONUS] </text:span><text:span text:style-name="T65">S'il n'y aucun dossier à l'intérieur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.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1"/>
          <table:table-cell table:style-name="ce17" office:value-type="string" calcext:value-type="string">
            <text:p>bash: .: filename argument required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..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1"/>
          <table:table-cell table:style-name="ce17" office:value-type="string" calcext:value-type="string">
            <text:p>bash: ..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~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0">bash: </text:span><text:span text:style-name="T38">/home/vietdu91</text:span><text:span text:style-name="T34">: Is a directory</text:span></text:p>
            <text:p><text:span text:style-name="T43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ABC=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/!\ A gerer comme une erreur 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4ABC=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4ABC=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hola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hola que tal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Makefil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Makefile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114">
            <text:p><text:span text:style-name="T15">ECHO   </text:span><text:span text:style-name="T16">🎉</text:span></text:p>
          </table:table-cell>
          <table:table-cell table:style-name="ce17" office:value-type="string" calcext:value-type="string">
            <text:p><text:span text:style-name="T26">$&gt; </text:span><text:span text:style-name="T27">echo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/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-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echoHola: command not found</text:p>
            <text:p>$&gt;</text:p>
          </table:table-cell>
          <table:table-cell table:style-name="ce84" office:value-type="float" office:value="127" calcext:value-type="float">
            <text:p>127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-n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echo-nHola: command not found</text:p>
            <text:p>$&gt;</text:p>
          </table:table-cell>
          <table:table-cell table:style-name="ce84" office:value-type="float" office:value="127" calcext:value-type="float">
            <text:p>127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-n 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-n" 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-n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-n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-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 -n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Que Tal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 Que Tal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        Hola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   Hola     Que    Tal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 Que Tal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     \n hola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n 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9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"         " | cat -e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         $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          | cat -e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""''echo hola""'''' que""'' tal""''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 que tal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n -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20" office:value-type="string" calcext:value-type="string">
            <text:p><text:span text:style-name="T26">$&gt;</text:span><text:span text:style-name="T27"> echo -n -n Hola Qu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 Que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p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-p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nnnn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n -nnn -nnn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n-nnn -nnn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-n-nnn -nnnn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n -nnn hola -nnn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 -nnnn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n -nnn-nnn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-nnn-nnnn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-------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--------n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nnn --------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--------n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nnn -----nn---nnn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-----nn---nnnn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nnn --------nnn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--------nnnn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?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0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?$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2">0</text:span><text:span text:style-name="T27">$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? | echo $? | echo $?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65" office:value-type="string" calcext:value-type="string">
            <text:p>0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:$= | cat -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:$=$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 $ " | cat -e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 $ $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 $ ' | cat -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 $ $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HO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/home/vietdu91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\$HO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my shit terminal is [$TERM]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0">my shit terminal is [</text:span><text:span text:style-name="T38">xterm-256color</text:span><text:span text:style-name="T34">]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my shit terminal is [$TERM4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my shit terminal is [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my shit terminal is [$TERM4]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my shit terminal is []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UID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51">1000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HOME9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7" office:value-type="string" calcext:value-type="string">
            <text:p/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 office:value-type="string" calcext:value-type="string">
            <text:p>Marche pour tous les caractères alphanumériques de l'ASCII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$&gt; echo $9HOME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HOME%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2">/home/vietdu91</text:span><text:span text:style-name="T27">%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 office:value-type="string" calcext:value-type="string">
            <text:p>Marche pour les autres caractères (ponctuation, caractères non-ASCII, etc.)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UID$HO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2">1000/home/vietdu91</text:span><text:span text:style-name="T27">%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Le path de mon HOME est $HO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3">Le path de mon HOME est</text:span><text:span text:style-name="T54"> /home/vietdu91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$USER$var\$USER$USER\$USERtest$USER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67" office:value-type="string" calcext:value-type="string">
            <text:p><text:span text:style-name="T55">vietdu91</text:span><text:span text:style-name="T56">$USER</text:span><text:span text:style-name="T57">vietdu91</text:span><text:span text:style-name="T56">$USERtest</text:span><text:span text:style-name="T57">vietdu91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A ne pas gerer si '\' non gere :</text:p>
            <text:p>Doit sortir : vietdu91vietdu91vietdu91vietdu91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hola*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7" office:value-type="string" calcext:value-type="string">
            <text:p/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nnnn $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&gt; &lt;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syntax error near unexpected token `&lt;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| |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echo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echoE: command not found</text:p>
            <text:p>$&gt;</text:p>
          </table:table-cell>
          <table:table-cell table:style-name="ce84" office:value-type="float" office:value="127" calcext:value-type="float">
            <text:p>127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.echo.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.echo.: command not found</text:p>
            <text:p>$&gt;</text:p>
          </table:table-cell>
          <table:table-cell table:style-name="ce84" office:value-type="float" office:value="127" calcext:value-type="float">
            <text:p>127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echo&gt;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echo&lt;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&gt;echo&gt;&gt;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|echo|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|echo -n 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*'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*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D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51">Docs Dockers Drawings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*Z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51">*Z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*t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52">crashtest.c test.c </text:span><text:span text:style-name="T27">hola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*t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51">crashtest.c test.c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67" office:value-type="string" calcext:value-type="string">
            <text:p/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*hola 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53">hola*hola </text:span><text:span text:style-name="T54">crashtest.c  Docs  Dockers  Drawings  Makefile  minishell  philosophers  srcs  test.c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hola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HOME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/home/vietdu91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""</text:span></text:p>
          </table:table-cell>
          <table:table-cell table:style-name="ce25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/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$"""</text:span></text:p>
          </table:table-cell>
          <table:table-cell table:style-name="ce25"/>
          <table:table-cell table:style-name="ce44"/>
          <table:table-cell table:style-name="ce47"/>
          <table:table-cell table:style-name="ce55"/>
          <table:table-cell table:style-name="ce60"/>
          <table:table-cell table:style-name="ce68" office:value-type="string" calcext:value-type="string">
            <text:p>$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$''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8" office:value-type="string" calcext:value-type="string">
            <text:p>$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"HOME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''HOME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""HOME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$HO"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$HO'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$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$HO""ME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$HO''ME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$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'$HO''ME'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'''ME'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string" calcext:value-type="string">
            <text:p>⚠️ Il y a bien 3 singles quotes avant le ME. Je ne sais pas pourquoi Excel tronque à l'affichage le 3e quote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"$HO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/home/vietdu91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" $HO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 /home/vietdu91</text:span></text:p>
            <text:p><text:span text:style-name="T43">$&gt;</text:span></text:p>
          </table:table-cell>
          <table:table-cell table:style-name="ce84"/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'$HO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/home/vietdu91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' $HO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 /home/vietdu91</text:span></text:p>
            <text:p><text:span text:style-name="T43">$&gt;</text:span></text:p>
          </table:table-cell>
          <table:table-cell table:style-name="ce84"/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"HO""ME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'HO''ME'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'HOME'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$"HO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$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=HO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$=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"HOLA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'HOLA'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DONTEXIST 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0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hola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hola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'hola'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'h'o'la'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''h'o'la''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''h'o'la''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'"h'o'la"'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'hola'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"'hola'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ash: echo'hola': command not found</text:p>
            <text:p>$&gt;</text:p>
          </table:table-cell>
          <table:table-cell table:style-name="ce84" office:value-type="float" office:value="127" calcext:value-type="float">
            <text:p>127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'hola'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'hola'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"hola"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"hola"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''ho"''''l"a''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"l"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"""""""""""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"''''''''''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''''''''''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'''''''''''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'""""""""""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""""""""""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"cho hola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ash: echo hola: command not found</text:p>
            <text:p>$&gt;</text:p>
          </table:table-cell>
          <table:table-cell table:style-name="ce84" office:value-type="float" office:value="127" calcext:value-type="float">
            <text:p>127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'cho hola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ash: echo hola: command not found</text:p>
            <text:p>$&gt;</text:p>
          </table:table-cell>
          <table:table-cell table:style-name="ce84" office:value-type="float" office:value="127" calcext:value-type="float">
            <text:p>127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hola     " | cat -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     $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"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" 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 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"             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 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"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" 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 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""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bonjour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table-cell table:style-name="ce8"/>
          <table:table-cell table:style-name="ce17" office:value-type="string" calcext:value-type="string">
            <text:p><text:span text:style-name="T26">$&gt;</text:span><text:span text:style-name="T27"> "e"'c'ho 'b'"o"nj"o"'u'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onjour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table-cell table:style-name="ce8"/>
          <table:table-cell table:style-name="ce17" office:value-type="string" calcext:value-type="string">
            <text:p><text:span text:style-name="T26">$&gt;</text:span><text:span text:style-name="T27"> ""e"'c'ho 'b'"o"nj"o"'u'r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ash: e'c'ho 'b'onjo'u'r: command not found</text:p>
            <text:p>$&gt;</text:p>
          </table:table-cell>
          <table:table-cell table:style-name="ce84" office:value-type="float" office:value="127" calcext:value-type="float">
            <text:p>127</text:p>
          </table:table-cell>
          <table:table-cell table:style-name="ce86"/>
          <table:table-cell table:number-columns-repeated="1014"/>
        </table:table-row>
        <table:table-row table:style-name="ro1">
          <table:table-cell table:style-name="ce8"/>
          <table:table-cell table:style-name="ce17" office:value-type="string" calcext:value-type="string">
            <text:p><text:span text:style-name="T26">$&gt;</text:span><text:span text:style-name="T27"> echo "$DONTEXIST"Makefil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Makefil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table-cell table:style-name="ce8"/>
          <table:table-cell table:style-name="ce17" office:value-type="string" calcext:value-type="string">
            <text:p><text:span text:style-name="T26">$&gt;</text:span><text:span text:style-name="T27"> echo "$DONTEXIST""Makefile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Makefil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table-cell table:style-name="ce8"/>
          <table:table-cell table:style-name="ce17" office:value-type="string" calcext:value-type="string">
            <text:p><text:span text:style-name="T26">$&gt;</text:span><text:span text:style-name="T27"> echo "$DONTEXIST" "Makefile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 Makefil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Attention a l'espace avant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 table:number-columns-spanned="1" table:number-rows-spanned="10">
            <text:p>💰</text:p>
          </table:table-cell>
          <table:table-cell table:style-name="ce17" office:value-type="string" calcext:value-type="string">
            <text:p><text:span text:style-name="T26">$&gt;</text:span><text:span text:style-name="T27"> $?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50">bash: </text:span><text:span text:style-name="T38">0</text:span><text:span text:style-name="T34">: command not found</text:span></text:p>
            <text:p><text:span text:style-name="T43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94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$?$?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50">bash: </text:span><text:span text:style-name="T38">00</text:span><text:span text:style-name="T34">: command not found</text:span></text:p>
            <text:p><text:span text:style-name="T43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?$HOM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50">bash: ?</text:span><text:span text:style-name="T38">/home/vietdu91</text:span><text:span text:style-name="T34">: command not found</text:span></text:p>
            <text:p><text:span text:style-name="T43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$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ash: $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$HOM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50">bash: </text:span><text:span text:style-name="T38">/home/vietdu91</text:span><text:span text:style-name="T34">: Is a directory</text:span></text:p>
            <text:p><text:span text:style-name="T43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$HOMEdskjhfkdshfs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"$HOMEdskjhfkdshfsd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'$HOMEdskjhfkdshfsd'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$HOMEsddfddfssfdf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$DONTEXIST</text:span></text:p>
          </table:table-cell>
          <table:table-cell table:style-name="ce23"/>
          <table:table-cell table:style-name="ce44"/>
          <table:table-cell table:style-name="ce48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$&gt; $LESS$VAR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ash: -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10">
            <text:p>SIGNAUX 🛰</text:p>
          </table:table-cell>
          <table:table-cell table:style-name="ce17" office:value-type="string" calcext:value-type="string">
            <text:p><text:span text:style-name="T26">$&gt; </text:span><text:span text:style-name="T32">Ctlr-C</text:span></text:p>
          </table:table-cell>
          <table:table-cell table:style-name="ce26"/>
          <table:table-cell table:style-name="ce44"/>
          <table:table-cell table:style-name="ce49"/>
          <table:table-cell table:style-name="ce55"/>
          <table:table-cell table:style-name="ce60"/>
          <table:table-cell table:style-name="ce17" office:value-type="string" calcext:value-type="string">
            <text:p><text:span text:style-name="T26">$&gt;</text:span><text:span text:style-name="T27"> ^C</text:span></text:p>
            <text:p><text:span text:style-name="T43">$&gt;</text:span></text:p>
          </table:table-cell>
          <table:table-cell table:style-name="ce84" office:value-type="float" office:value="130" calcext:value-type="float">
            <text:p>13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33">$&gt;</text:span><text:span text:style-name="T34"> hola</text:span><text:span text:style-name="T35">Ctlr-C</text:span></text:p>
          </table:table-cell>
          <table:table-cell table:style-name="ce26"/>
          <table:table-cell table:style-name="ce44"/>
          <table:table-cell table:style-name="ce49"/>
          <table:table-cell table:style-name="ce55"/>
          <table:table-cell table:style-name="ce60"/>
          <table:table-cell table:style-name="ce17" office:value-type="string" calcext:value-type="string">
            <text:p><text:span text:style-name="T26">$&gt;</text:span><text:span text:style-name="T27"> hola^C</text:span></text:p>
            <text:p><text:span text:style-name="T43">$&gt;</text:span></text:p>
          </table:table-cell>
          <table:table-cell table:style-name="ce84" office:value-type="float" office:value="130" calcext:value-type="float">
            <text:p>13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8">$&gt;</text:span><text:span text:style-name="T29"> cat (faire </text:span><text:span text:style-name="T36">Ctlr-C </text:span><text:span text:style-name="T29">apres avoir fait plusieurs fois [ENTREE])</text:span></text:p>
          </table:table-cell>
          <table:table-cell table:style-name="ce24"/>
          <table:table-cell table:style-name="ce44"/>
          <table:table-cell table:style-name="ce49"/>
          <table:table-cell table:style-name="ce55"/>
          <table:table-cell table:style-name="ce60"/>
          <table:table-cell table:style-name="ce17" office:value-type="string" calcext:value-type="string">
            <text:p/>
            <text:p/>
            <text:p/>
            <text:p>^C</text:p>
            <text:p>$&gt;</text:p>
          </table:table-cell>
          <table:table-cell table:style-name="ce84" office:value-type="float" office:value="130" calcext:value-type="float">
            <text:p>13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8">$&gt;</text:span><text:span text:style-name="T29"> cat | rev(faire </text:span><text:span text:style-name="T36">Ctlr-C </text:span><text:span text:style-name="T29">apres avoir fait plusieurs fois [ENTREE])</text:span></text:p>
          </table:table-cell>
          <table:table-cell table:style-name="ce28"/>
          <table:table-cell table:style-name="ce44"/>
          <table:table-cell table:style-name="ce49"/>
          <table:table-cell table:style-name="ce55"/>
          <table:table-cell table:style-name="ce60"/>
          <table:table-cell table:style-name="ce17" office:value-type="string" calcext:value-type="string">
            <text:p/>
            <text:p/>
            <text:p/>
            <text:p>^C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32">Ctlr-D</text:span></text:p>
          </table:table-cell>
          <table:table-cell table:style-name="ce26"/>
          <table:table-cell table:style-name="ce44"/>
          <table:table-cell table:style-name="ce49"/>
          <table:table-cell table:style-name="ce55"/>
          <table:table-cell table:style-name="ce60"/>
          <table:table-cell table:style-name="ce66" office:value-type="string" calcext:value-type="string">
            <text:p><text:span text:style-name="T26">$&gt;</text:span><text:span text:style-name="T27"> 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Sort du programme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8">$&gt;</text:span><text:span text:style-name="T29"> hola</text:span><text:span text:style-name="T37"> </text:span><text:span text:style-name="T36">Ctlr-D</text:span></text:p>
          </table:table-cell>
          <table:table-cell table:style-name="ce26"/>
          <table:table-cell table:style-name="ce44"/>
          <table:table-cell table:style-name="ce49"/>
          <table:table-cell table:style-name="ce55"/>
          <table:table-cell table:style-name="ce60"/>
          <table:table-cell table:style-name="ce17" office:value-type="string" calcext:value-type="string">
            <text:p><text:span text:style-name="T26">$&gt;</text:span><text:span text:style-name="T27"> hola</text:span></text:p>
          </table:table-cell>
          <table:table-cell table:style-name="ce84" office:value-type="string" calcext:value-type="string">
            <text:p>/</text:p>
          </table:table-cell>
          <table:table-cell table:style-name="ce86" office:value-type="string" calcext:value-type="string">
            <text:p>Ne fait rien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32">Ctlr-\</text:span></text:p>
          </table:table-cell>
          <table:table-cell table:style-name="ce24"/>
          <table:table-cell table:style-name="ce44"/>
          <table:table-cell table:style-name="ce49"/>
          <table:table-cell table:style-name="ce55"/>
          <table:table-cell table:style-name="ce60"/>
          <table:table-cell table:style-name="ce18" office:value-type="string" calcext:value-type="string">
            <text:p>$&gt;</text:p>
          </table:table-cell>
          <table:table-cell table:style-name="ce84" office:value-type="string" calcext:value-type="string">
            <text:p>/</text:p>
          </table:table-cell>
          <table:table-cell table:style-name="ce86" office:value-type="string" calcext:value-type="string">
            <text:p>Ne fait rien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8">$&gt;</text:span><text:span text:style-name="T29"> hola</text:span><text:span text:style-name="T37"> </text:span><text:span text:style-name="T36">Ctlr-\</text:span></text:p>
          </table:table-cell>
          <table:table-cell table:style-name="ce24"/>
          <table:table-cell table:style-name="ce44"/>
          <table:table-cell table:style-name="ce49"/>
          <table:table-cell table:style-name="ce55"/>
          <table:table-cell table:style-name="ce60"/>
          <table:table-cell table:style-name="ce17" office:value-type="string" calcext:value-type="string">
            <text:p><text:span text:style-name="T26">$&gt;</text:span><text:span text:style-name="T27"> hola</text:span></text:p>
          </table:table-cell>
          <table:table-cell table:style-name="ce84" office:value-type="string" calcext:value-type="string">
            <text:p>/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8">$&gt;</text:span><text:span text:style-name="T29"> cat (faire </text:span><text:span text:style-name="T36">Ctlr-\ </text:span><text:span text:style-name="T29">apres avoir fait plusieurs fois [ENTREE])</text:span></text:p>
          </table:table-cell>
          <table:table-cell table:style-name="ce24"/>
          <table:table-cell table:style-name="ce44"/>
          <table:table-cell table:style-name="ce49"/>
          <table:table-cell table:style-name="ce55"/>
          <table:table-cell table:style-name="ce60"/>
          <table:table-cell table:style-name="ce17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84" office:value-type="float" office:value="131" calcext:value-type="float">
            <text:p>131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32">Ctlr-Z</text:span></text:p>
          </table:table-cell>
          <table:table-cell table:style-name="ce24"/>
          <table:table-cell table:style-name="ce44"/>
          <table:table-cell table:style-name="ce49"/>
          <table:table-cell table:style-name="ce55"/>
          <table:table-cell table:style-name="ce60"/>
          <table:table-cell table:style-name="ce18" office:value-type="string" calcext:value-type="string">
            <text:p>$&gt;</text:p>
          </table:table-cell>
          <table:table-cell table:style-name="ce84" office:value-type="string" calcext:value-type="string">
            <text:p>/</text:p>
          </table:table-cell>
          <table:table-cell table:style-name="ce86" office:value-type="string" calcext:value-type="string">
            <text:p>Ne fait rien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9" office:value-type="string" calcext:value-type="string">
            <text:p><text:span text:style-name="T28">$&gt;</text:span><text:span text:style-name="T29"> sleep 3 | sleep 3 | sleep 3 (faire </text:span><text:span text:style-name="T36">Ctlr-C </text:span><text:span text:style-name="T29">une seconde apres)</text:span></text:p>
          </table:table-cell>
          <table:table-cell table:style-name="ce24"/>
          <table:table-cell table:style-name="ce44"/>
          <table:table-cell table:style-name="ce49"/>
          <table:table-cell table:style-name="ce55"/>
          <table:table-cell table:style-name="ce60"/>
          <table:table-cell table:style-name="ce17" office:value-type="string" calcext:value-type="string">
            <text:p>^C</text:p>
            <text:p>$&gt;</text:p>
          </table:table-cell>
          <table:table-cell table:style-name="ce84" office:value-type="float" office:value="130" calcext:value-type="float">
            <text:p>130</text:p>
          </table:table-cell>
          <table:table-cell table:style-name="ce86"/>
          <table:table-cell table:number-columns-repeated="1014"/>
        </table:table-row>
        <table:table-row table:style-name="ro1">
          <table:table-cell table:style-name="ce8"/>
          <table:table-cell table:style-name="ce19" office:value-type="string" calcext:value-type="string">
            <text:p><text:span text:style-name="T28">$&gt;</text:span><text:span text:style-name="T29"> sleep 3 | sleep 3 | sleep 3 (faire </text:span><text:span text:style-name="T36">Ctlr-D </text:span><text:span text:style-name="T29">une seconde apres)</text:span></text:p>
          </table:table-cell>
          <table:table-cell table:style-name="ce24"/>
          <table:table-cell table:style-name="ce44"/>
          <table:table-cell table:style-name="ce49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Ne fait rien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9" office:value-type="string" calcext:value-type="string">
            <text:p><text:span text:style-name="T28">$&gt;</text:span><text:span text:style-name="T29"> sleep 3 | sleep 3 | sleep 3 (faire </text:span><text:span text:style-name="T36">Ctlr-\ </text:span><text:span text:style-name="T29">une seconde apres)</text:span></text:p>
          </table:table-cell>
          <table:table-cell table:style-name="ce24"/>
          <table:table-cell table:style-name="ce44"/>
          <table:table-cell table:style-name="ce49"/>
          <table:table-cell table:style-name="ce55"/>
          <table:table-cell table:style-name="ce60"/>
          <table:table-cell table:style-name="ce17" office:value-type="string" calcext:value-type="string">
            <text:p>^\Quit (core dumped)</text:p>
            <text:p>$&gt;</text:p>
          </table:table-cell>
          <table:table-cell table:style-name="ce84" office:value-type="float" office:value="131" calcext:value-type="float">
            <text:p>131</text:p>
          </table:table-cell>
          <table:table-cell table:style-name="ce86"/>
          <table:table-cell table:number-columns-repeated="1014"/>
        </table:table-row>
        <table:table-row table:style-name="ro1">
          <table:table-cell table:style-name="ce10" office:value-type="string" calcext:value-type="string" table:number-columns-spanned="1" table:number-rows-spanned="113">
            <text:p><text:span text:style-name="T17">🛫 </text:span><text:span text:style-name="T18">ENV &amp; EXPORT &amp; UNSET </text:span><text:span text:style-name="T19">🛬</text:span></text:p>
          </table:table-cell>
          <table:table-cell table:style-name="ce17" office:value-type="string" calcext:value-type="string"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nv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nv hola que tal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nv env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nv env env env env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nv ls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33">$&gt;</text:span><text:span text:style-name="T34"> env </text:span><text:span text:style-name="T38">./Makefile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env: ‘./Makefile’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      HOLA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export PATH="...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</text:span></text:p>
            <text:p><text:span text:style-name="T26">$&gt;</text:span><text:span text:style-name="T27"> expor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43">...</text:span></text:p>
            <text:p><text:span text:style-name="T50">export HOME="</text:span><text:span text:style-name="T38">/home/vietdu91</text:span><text:span text:style-name="T34">"</text:span></text:p>
            <text:p><text:span text:style-name="T43">export Hola</text:span></text:p>
            <text:p><text:span text:style-name="T43">export PATH="..."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Hola n'existe pas dans env mais il existe dans export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9hey</text:span></text:p>
            <text:p><text:span text:style-name="T26">$&gt;</text:span><text:span text:style-name="T27"> expor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43">...</text:span></text:p>
            <text:p><text:span text:style-name="T50">export HOME="</text:span><text:span text:style-name="T38">/home/vietdu91</text:span><text:span text:style-name="T34">"</text:span></text:p>
            <text:p><text:span text:style-name="T43">export Hola9hey</text:span></text:p>
            <text:p><text:span text:style-name="T43">export PATH="..."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$DONTEXIS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43">...</text:span></text:p>
            <text:p><text:span text:style-name="T50">export HOME="</text:span><text:span text:style-name="T38">/home/vietdu91</text:span><text:span text:style-name="T34">"</text:span></text:p>
            <text:p><text:span text:style-name="T43">export PATH="..."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| grep "HOME"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0">export HOME="</text:span><text:span text:style-name="T38">/home/vietdu91</text:span><text:span text:style-name="T34">"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"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expor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=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%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export: ʻ%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$?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0">bash: export: `</text:span><text:span text:style-name="T38">0</text:span><text:span text:style-name="T34">': not a valid identifier</text:span></text:p>
            <text:p><text:span text:style-name="T43">$&gt;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?=2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export: ʻ?=2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9HOLA=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export: ʻ9HOLA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9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HOLA9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_HOLA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___HOLA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__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_HO_LA_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_HO_LA_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@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ʻHOL@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94" office:value-type="string" calcext:value-type="string">
            <text:p>Cas où le nom de variable ne contient pas de lettres, ni de chiffres, ni d'underscore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\~A=bonjour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8" office:value-type="string" calcext:value-type="string">
            <text:p><text:s text:c="2"/></text:p>
          </table:table-cell>
          <table:table-cell table:style-name="ce55"/>
          <table:table-cell table:style-name="ce60"/>
          <table:table-cell table:style-name="ce19" office:value-type="string" calcext:value-type="string">
            <text:p>bash: export: `HOL~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-HOL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-H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--HOL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--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-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HOLA-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-L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HO-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.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HOL.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\\\$A=bonjour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HOL\$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\\\\LA=bonjour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HO\\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}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HOL}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{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HOL{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*L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HO*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#L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HO#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@L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HO@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!L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!LA=bonjour: event not found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$?LA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43">...</text:span></text:p>
            <text:p><text:span text:style-name="T50">HO</text:span><text:span text:style-name="T38">0</text:span><text:span text:style-name="T34">LA=bonjour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+HOL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+HO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+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HOL+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+=bonjour</text:span></text:p>
            <text:p><text:span text:style-name="T26">$&gt;</text:span><text:span text:style-name="T27"> env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HOL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jour</text:span></text:p>
            <text:p><text:span text:style-name="T26">$&gt;</text:span><text:span text:style-name="T27"> export HOLA+=bonjour</text:span></text:p>
            <text:p><text:span text:style-name="T26">$&gt;</text:span><text:span text:style-name="T27"> env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HOLA=bonjour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"+=" s'ajoute au contenu de la variable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HOLA=bonjour</text:span></text:p>
            <text:p><text:span text:style-name="T26">$&gt;</text:span><text:span text:style-name="T27"> env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 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export: ʻ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 = 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 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HOLA=bon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 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HOLA=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soir</text:span></text:p>
            <text:p><text:span text:style-name="T26">$&gt;</text:span><text:span text:style-name="T27"> export HOLA=bonretour</text:span></text:p>
            <text:p><text:span text:style-name="T26">$&gt;</text:span><text:span text:style-name="T27"> export HOLA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$HOME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43">...</text:span></text:p>
            <text:p><text:span text:style-name="T53">HOLA=</text:span><text:span text:style-name="T54">/home/vietdu91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jour$HOME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43">...</text:span></text:p>
            <text:p><text:span text:style-name="T53">HOLA=bonjour</text:span><text:span text:style-name="T54">/home/vietdu91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$HOME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HOL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$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HOLA=bon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 office:value-type="string" calcext:value-type="string">
            <text:p>Le cas où la variable "$jour" n'existe pa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\jour</text:span></text:p>
            <text:p><text:span text:style-name="T26">$&gt;</text:span><text:span text:style-name="T27"> env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\\jour</text:span></text:p>
            <text:p><text:span text:style-name="T26">$&gt;</text:span><text:span text:style-name="T27"> env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HOLA=bon\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(jour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 office:value-type="string" calcext:value-type="string">
            <text:p>Marche pour les caractères : ()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()jour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&amp;jour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jou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 office:value-type="string" calcext:value-type="string">
            <text:p>Marche pour les caractères : &amp;|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@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;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2" office:value-type="string" calcext:value-type="string">
            <text:p>127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!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ash: !jour: event not found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"jour"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$USER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43">...</text:span></text:p>
            <text:p><text:span text:style-name="T50">HOLA</text:span><text:span text:style-name="T38">vietdu91</text:span><text:span text:style-name="T34">=bonjour</text:span></text:p>
            <text:p><text:span text:style-name="T43">PATH=...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jour=casse-toi</text:span></text:p>
            <text:p><text:span text:style-name="T26">$&gt;</text:span><text:span text:style-name="T27"> echo $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"HOLA=bonjour"=casse-toi</text:span></text:p>
            <text:p><text:span text:style-name="T26">$&gt;</text:span><text:span text:style-name="T27"> echo $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jour</text:span></text:p>
            <text:p><text:span text:style-name="T26">$&gt;</text:span><text:span text:style-name="T27"> export BYE=casse-toi</text:span></text:p>
            <text:p><text:span text:style-name="T26">$&gt;</text:span><text:span text:style-name="T27"> echo $HOLA et $BY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bonjour BYE=casse-toi</text:span></text:p>
            <text:p><text:span text:style-name="T26">$&gt;</text:span><text:span text:style-name="T27"> echo $HOLA et $BY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$HOLA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"bonjour      "  </text:span></text:p>
            <text:p><text:span text:style-name="T26">$&gt;</text:span><text:span text:style-name="T27"> echo $HOLA | cat -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onjour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"   -n bonjour   "  </text:span></text:p>
            <text:p><text:span text:style-name="T26">$&gt;</text:span><text:span text:style-name="T27"> echo $HOLA</text:span></text:p>
          </table:table-cell>
          <table:table-cell table:style-name="ce29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onjour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"bonjour   "/</text:span></text:p>
            <text:p><text:span text:style-name="T26">$&gt;</text:span><text:span text:style-name="T27"> echo $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onjour /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'"'</text:span></text:p>
            <text:p><text:span text:style-name="T26">$&gt;</text:span><text:span text:style-name="T27"> echo " $HOLA " | cat -e</text:span></text:p>
          </table:table-cell>
          <table:table-cell table:style-name="ce30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 " 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at</text:span></text:p>
            <text:p><text:span text:style-name="T26">$&gt;</text:span><text:span text:style-name="T27"> c$HOLA Makefil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8">[cela affiche le Makefile]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"" HOLA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cat Makefile | grep NAME"  </text:span></text:p>
            <text:p><text:span text:style-name="T26">$&gt;</text:span><text:span text:style-name="T27"> echo $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5" office:value-type="string" calcext:value-type="string">
            <text:p>cat Makefile | grep NA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hey </text:span></text:p>
            <text:p><text:span text:style-name="T26">$&gt;</text:span><text:span text:style-name="T27"> echo $HOLA$HOLA$HOLA=hey$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eyheyhey=heyhe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  bonjour  hey  "  </text:span></text:p>
            <text:p><text:span text:style-name="T26">$&gt;</text:span><text:span text:style-name="T27"> echo $HOLA | cat -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onjour hey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  bonjour  hey  "  </text:span></text:p>
            <text:p><text:span text:style-name="T26">$&gt;</text:span><text:span text:style-name="T27"> echo """$HOLA""" | cat -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  bonjour  hey  "  </text:span></text:p>
            <text:p><text:span text:style-name="T26">$&gt;</text:span><text:span text:style-name="T27"> echo wesh"$HOLA" | cat -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wesh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  bonjour  hey  "  </text:span></text:p>
            <text:p><text:span text:style-name="T26">$&gt;</text:span><text:span text:style-name="T27"> echo wesh""$HOLA.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wesh bonjour hey 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/!\ Bien supprimer les espaces en trop au debut et a la fin du string d'export</text:p>
          </table:table-cell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  bonjour  hey  "  </text:span></text:p>
            <text:p><text:span text:style-name="T26">$&gt;</text:span><text:span text:style-name="T27"> echo wesh$""HOLA.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wesh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  bonjour  hey  "  </text:span></text:p>
            <text:p><text:span text:style-name="T26">$&gt;</text:span><text:span text:style-name="T27"> echo wesh$"HOLA HOLA".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weshHOLA 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jour</text:span></text:p>
            <text:p><text:span text:style-name="T26">$&gt;</text:span><text:span text:style-name="T27"> export HOLA=" hola et $HOLA"</text:span></text:p>
            <text:p><text:span text:style-name="T26">$&gt;</text:span><text:span text:style-name="T27"> echo $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 et 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jour</text:span></text:p>
            <text:p><text:span text:style-name="T26">$&gt;</text:span><text:span text:style-name="T27"> export HOLA=' hola et $HOLA'</text:span></text:p>
            <text:p><text:span text:style-name="T26">$&gt;</text:span><text:span text:style-name="T27"> echo $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 et $HOLA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bonjour</text:span></text:p>
            <text:p><text:span text:style-name="T26">$&gt;</text:span><text:span text:style-name="T27"> export HOLA=" hola et $HOLA"$HOLA</text:span></text:p>
            <text:p><text:span text:style-name="T26">$&gt;</text:span><text:span text:style-name="T27"> echo $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 et bonjour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ls        -l    - a"</text:span></text:p>
            <text:p><text:span text:style-name="T26">$&gt;</text:span><text:span text:style-name="T27"> echo $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ls -l - a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s -la" </text:span></text:p>
            <text:p><text:span text:style-name="T26">$&gt;</text:span><text:span text:style-name="T27"> l$HOLA</text:span></text:p>
          </table:table-cell>
          <table:table-cell table:style-name="ce29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total 16</text:span></text:p>
            <text:p><text:span text:style-name="T51">drwx------  2 vietdu91 [...] .</text:span></text:p>
            <text:p><text:span text:style-name="T51">drwxrwxewt 51 root     [...] ..</text:span></text:p>
            <text:p><text:span text:style-name="T51">-rwxr-xr-x  8 vietdu91 [...] crashtest.c</text:span></text:p>
            <text:p><text:span text:style-name="T51">[...]</text:span></text:p>
            <text:p><text:span text:style-name="T43">$&gt; 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s -la" </text:span></text:p>
            <text:p><text:span text:style-name="T26">$&gt;</text:span><text:span text:style-name="T27"> l"$HOLA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ash: ls -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s -la" </text:span></text:p>
            <text:p><text:span text:style-name="T26">$&gt;</text:span><text:span text:style-name="T27"> l'$HOLA'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ash: l$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l" </text:span></text:p>
            <text:p><text:span text:style-name="T26">$&gt;</text:span><text:span text:style-name="T27"> $HOLAs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l" </text:span></text:p>
            <text:p><text:span text:style-name="T26">$&gt;</text:span><text:span text:style-name="T27"> "$HOLA"s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=A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HOL=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l" </text:span></text:p>
            <text:p><text:span text:style-name="T26">$&gt;</text:span><text:span text:style-name="T27"> '$HOLA's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ash: $HOLA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=A=""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HOL=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TE+S=T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9" office:value-type="string" calcext:value-type="string">
            <text:p>bash: export: `TE+S=T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""="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9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''=''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9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"="="=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9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'='='='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9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p</text:span></text:p>
            <text:p><text:span text:style-name="T26">$&gt;</text:span><text:span text:style-name="T27"> export BYE=w</text:span></text:p>
            <text:p><text:span text:style-name="T26">$&gt;</text:span><text:span text:style-name="T27"> $HOLA"BYE"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5" office:value-type="string" calcext:value-type="string">
            <text:p>bash: p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p</text:span></text:p>
            <text:p><text:span text:style-name="T26">$&gt;</text:span><text:span text:style-name="T27"> export BYE=w</text:span></text:p>
            <text:p><text:span text:style-name="T26">$&gt;</text:span><text:span text:style-name="T27"> "$HOLA"'$BYE'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5" office:value-type="string" calcext:value-type="string">
            <text:p>bash: p$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p</text:span></text:p>
            <text:p><text:span text:style-name="T26">$&gt;</text:span><text:span text:style-name="T27"> export BYE=w</text:span></text:p>
            <text:p><text:span text:style-name="T26">$&gt;</text:span><text:span text:style-name="T27"> "$HOLA""$BYE"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70" office:value-type="string" calcext:value-type="string">
            <text:p>/home/vietdu91/42_works/minishell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p</text:span></text:p>
            <text:p><text:span text:style-name="T26">$&gt;</text:span><text:span text:style-name="T27"> export BYE=w</text:span></text:p>
            <text:p><text:span text:style-name="T26">$&gt;</text:span><text:span text:style-name="T27"> $"HOLA"$"BYE"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5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p</text:span></text:p>
            <text:p><text:span text:style-name="T26">$&gt;</text:span><text:span text:style-name="T27"> export BYE=w</text:span></text:p>
            <text:p><text:span text:style-name="T26">$&gt;</text:span><text:span text:style-name="T27"> $'HOLA'$'BYE'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5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-n</text:span></text:p>
            <text:p><text:span text:style-name="T26">$&gt;</text:span><text:span text:style-name="T27"> "echo $HOLA" hey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ash: echo -n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A=1 B=2 C=3 D=4 E=5 F=6 G=7 H=8</text:span></text:p>
            <text:p><text:span text:style-name="T26">$&gt;</text:span><text:span text:style-name="T27"> echo "$A'$B"'$C"$D'$E'"$F'"'$G'$H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1'2$C"$D5"$F'7'8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jour</text:span></text:p>
            <text:p><text:span text:style-name="T26">$&gt;</text:span><text:span text:style-name="T27"> env</text:span></text:p>
            <text:p><text:span text:style-name="T26">$&gt;</text:span><text:span text:style-name="T27"> unset HOLA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jour</text:span></text:p>
            <text:p><text:span text:style-name="T26">$&gt;</text:span><text:span text:style-name="T27"> env</text:span></text:p>
            <text:p><text:span text:style-name="T26">$&gt;</text:span><text:span text:style-name="T27"> unset HOLA</text:span></text:p>
            <text:p><text:span text:style-name="T26">$&gt;</text:span><text:span text:style-name="T27"> unset HOLA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unset PATH</text:span></text:p>
            <text:p><text:span text:style-name="T26">$&gt;</text:span><text:span text:style-name="T27"> echo $PATH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7" office:value-type="string" calcext:value-type="string">
            <text:p/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unset PATH</text:span></text:p>
            <text:p><text:span text:style-name="T26">$&gt;</text:span><text:span text:style-name="T27"> ls</text:span></text:p>
          </table:table-cell>
          <table:table-cell table:style-name="ce31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ls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8" office:value-type="string" calcext:value-type="string">
            <text:p><text:span text:style-name="T39">$&gt;</text:span><text:span text:style-name="T40"> unset ""</text:span></text:p>
          </table:table-cell>
          <table:table-cell table:style-name="ce31"/>
          <table:table-cell table:style-name="ce44"/>
          <table:table-cell table:style-name="ce50"/>
          <table:table-cell table:style-name="ce55"/>
          <table:table-cell table:style-name="ce60"/>
          <table:table-cell table:style-name="ce69" office:value-type="string" calcext:value-type="string">
            <text:p>bash: unse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unset INEXISTAN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5" office:value-type="float" office:value="0" calcext:value-type="float">
            <text:p>0</text:p>
          </table:table-cell>
          <table:table-cell table:style-name="ce82" office:value-type="string" calcext:value-type="string">
            <text:p>Cas où la variable n'existe pas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PWD</text:span></text:p>
            <text:p><text:span text:style-name="T26">$&gt;</text:span><text:span text:style-name="T27"> env | grep PWD</text:span></text:p>
            <text:p><text:span text:style-name="T26">$&gt;</text:span><text:span text:style-name="T27"> pw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43">$&gt;</text:span></text:p>
            <text:p><text:span text:style-name="T43">$&gt;</text:span></text:p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 </text:span><text:span text:style-name="T27">pwd</text:span></text:p>
            <text:p><text:span text:style-name="T26">$&gt;</text:span><text:span text:style-name="T27"> unset PWD</text:span></text:p>
            <text:p><text:span text:style-name="T26">$&gt;</text:span><text:span text:style-name="T27"> env | grep PWD</text:span></text:p>
            <text:p><text:span text:style-name="T26">$&gt;</text:span><text:span text:style-name="T27"> cd $PWD</text:span></text:p>
            <text:p><text:span text:style-name="T26">$&gt;</text:span><text:span text:style-name="T27"> pw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  <text:p><text:span text:style-name="T43">$&gt;</text:span></text:p>
            <text:p><text:span text:style-name="T43">$&gt;</text:span></text:p>
            <text:p><text:span text:style-name="T51">/home/vietdu91</text:span>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OLDPWD</text:span></text:p>
            <text:p><text:span text:style-name="T26">$&gt;</text:span><text:span text:style-name="T27"> env | grep OLDPW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  <text:p>$&gt;</text:p>
          </table:table-cell>
          <table:table-cell table:style-name="ce85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9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unset: `9HOLA': not a valid identifier</text:p>
            <text:p>$&gt;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A9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?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unset: `HOL?A': not a valid identifier</text:p>
            <text:p>$&gt;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A HOL?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unset: `HOL?A': not a valid identifier</text:p>
            <text:p>$&gt;</text:p>
          </table:table-cell>
          <table:table-cell table:style-name="ce85" office:value-type="float" office:value="1" calcext:value-type="float">
            <text:p>1</text:p>
          </table:table-cell>
          <table:table-cell table:style-name="ce82" office:value-type="string" calcext:value-type="string">
            <text:p>Il unset bien HOLA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?A 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unset: `HOL?A': not a valid identifier</text:p>
            <text:p>$&gt;</text:p>
          </table:table-cell>
          <table:table-cell table:style-name="ce85" office:value-type="float" office:value="1" calcext:value-type="float">
            <text:p>1</text:p>
          </table:table-cell>
          <table:table-cell table:style-name="ce82" office:value-type="string" calcext:value-type="string">
            <text:p>Il unset bien HOLA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?A HOL.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A=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unset: `HOLA=': not a valid identifier</text:p>
            <text:p>$&gt;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\\\\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unset: `HOL\\A': not a valid identifier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;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A: command not found</text:p>
          </table:table-cell>
          <table:table-cell table:style-name="ce85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.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unset: `HOL.A': not a valid identifier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+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unset: `HOL+A': not a valid identifier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=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unset: `HOL=A': not a valid identifier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{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unset: `HOL{A': not a valid identifier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}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unset: `HOL}A': not a valid identifier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-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unset: `HOL-A': not a valid identifier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-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unset: -H: invalid option</text:p>
          </table:table-cell>
          <table:table-cell table:style-name="ce8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_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_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A_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*A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unset: `HOL*A': not a valid identifier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#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unset: `HOL#A': not a valid identifier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$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Il va unset le contenu de $HOLA, c'est-a-dire la variable bonjour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$PW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50">bash: unset: `</text:span><text:span text:style-name="T38">/home/vietdu91/42_works/minishell</text:span><text:span text:style-name="T34">': not a valid identifier</text:span>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@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unset: `HOL@': not a valid identifier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!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!A: event not found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^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unset: `HOL^A': not a valid identifier</text:p>
          </table:table-cell>
          <table:table-cell table:style-name="ce12" office:value-type="float" office:value="1" calcext:value-type="float">
            <text:p>1</text:p>
          </table:table-cell>
          <table:table-cell table:style-name="ce9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$?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Unset prend en compte le contenu de $?, c'est-a-dire qu'il lit HOL0A ou HOL127A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\~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unset: `HOL~': not a valid identifier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"" HOLA</text:span></text:p>
            <text:p><text:span text:style-name="T26">$&gt; </text:span><text:span text:style-name="T27">env | grep 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unset: `': not a valid identifier</text:p>
            <text:p>$&gt;</text:p>
            <text:p>$&gt;</text:p>
          </table:table-cell>
          <table:table-cell table:style-name="ce12" office:value-type="string" calcext:value-type="string">
            <text:p>1</text:p>
            <text:p>0</text:p>
          </table:table-cell>
          <table:table-cell table:style-name="ce82" office:value-type="string" calcext:value-type="string">
            <text:p>HOLA sera quand meme unset !!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PATH</text:span></text:p>
            <text:p><text:span text:style-name="T26">$&gt;</text:span><text:span text:style-name="T27"> echo $PATH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/>
            <text:p>$&gt;</text:p>
          </table:table-cell>
          <table:table-cell table:style-name="ce85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PATH</text:span></text:p>
            <text:p><text:span text:style-name="T26">$&gt; </text:span><text:span text:style-name="T27">cat Makefil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cat: No such file or directory</text:p>
            <text:p>$&gt;</text:p>
          </table:table-cell>
          <table:table-cell table:style-name="ce85" office:value-type="string" calcext:value-type="string">
            <text:p>0</text:p>
            <text:p>1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=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unset: `=': not a valid identifier</text:p>
          </table:table-cell>
          <table:table-cell table:style-name="ce8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======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unset: `======': not a valid identifier</text:p>
          </table:table-cell>
          <table:table-cell table:style-name="ce8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++++++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unset: `++++++': not a valid identifier</text:p>
          </table:table-cell>
          <table:table-cell table:style-name="ce8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_______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2"/>
          <table:table-cell table:style-name="ce17" office:value-type="string" calcext:value-type="string">
            <text:p><text:span text:style-name="T26">$&gt;</text:span><text:span text:style-name="T27"> unset expor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echo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pw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c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unse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sudo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export hola | unset hola | echo $?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0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4">
            <text:p>FICHIERS BINAIRES 0️⃣ 1️⃣</text:p>
          </table:table-cell>
          <table:table-cell table:style-name="ce17" office:value-type="string" calcext:value-type="string">
            <text:p><text:span text:style-name="T26">$&gt;</text:span><text:span text:style-name="T27"> /bin/echo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/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/bin/echo Hola Que Tal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 Que Tal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/bin/env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PATH=...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33">$&gt;</text:span><text:span text:style-name="T34"> /bin/cd </text:span><text:span text:style-name="T38">Desktop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/bin/cd: No such file or directory</text:p>
          </table:table-cell>
          <table:table-cell table:style-name="ce84" office:value-type="float" office:value="127" calcext:value-type="float">
            <text:p>127</text:p>
          </table:table-cell>
          <table:table-cell table:style-name="ce86"/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2">
            <text:p><text:span text:style-name="T20">HISTORIQUE </text:span><text:span text:style-name="T14">🏦</text:span></text:p>
          </table:table-cell>
          <table:table-cell table:style-name="ce16" office:value-type="string" calcext:value-type="string">
            <text:p><text:span text:style-name="T26">$&gt;</text:span><text:span text:style-name="T27"> history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...</text:p>
            <text:p>  558 echo $?</text:p>
            <text:p>  559 clear</text:p>
            <text:p>  560 histor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Affiche les 500 dernières commandes</text:p>
          </table:table-cell>
          <table:table-cell table:number-columns-repeated="1014"/>
        </table:table-row>
        <table:table-row table:style-name="ro1">
          <table:covered-table-cell/>
          <table:table-cell table:style-name="ce16" office:value-type="string" calcext:value-type="string">
            <text:p><text:span text:style-name="T28">$&gt;</text:span><text:span text:style-name="T29"> [</text:span><text:span text:style-name="T30">touche du haut</text:span><text:span text:style-name="T31">]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6" office:value-type="string" calcext:value-type="string">
            <text:p><text:span text:style-name="T26">$&gt;</text:span><text:span text:style-name="T27"> clear</text:span></text:p>
          </table:table-cell>
          <table:table-cell table:style-name="ce12" office:value-type="string" calcext:value-type="string">
            <text:p>/</text:p>
          </table:table-cell>
          <table:table-cell table:style-name="ce82" office:value-type="string" calcext:value-type="string">
            <text:p>Defile l'historiqu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71">
            <text:p>CD 💿 PWD</text:p>
          </table:table-cell>
          <table:table-cell table:style-name="ce17" office:value-type="string" calcext:value-type="string">
            <text:p><text:span text:style-name="T26">$&gt;</text:span><text:span text:style-name="T27"> pwd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 office:value-type="string" calcext:value-type="string">
            <text:p>Retourne $PWD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hola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./hola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hola que tal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-p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wd: -p: invalid option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--p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wd: --: invalid option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---p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wd: --: invalid option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-- p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pwd pwd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 office:value-type="string" calcext:value-type="string">
            <text:p>N'affiche qu'une foi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ls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ls env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0" office:value-type="string" calcext:value-type="string">
            <text:p><text:span text:style-name="T66">On doit se retrouver dans le dossier défini par $HOME</text:span></text:p>
            <text:p><text:span text:style-name="T67">/home/vietdu91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<text:span text:style-name="T66">L'user reste dans le même dossier</text:span></text:p>
            <text:p><text:span text:style-name="T67">/home/vietdu91/42_works/minishell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/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/././.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/./././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.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<text:span text:style-name="T66">On se retrouve au dossier précédent</text:span></text:p>
            <text:p><text:span text:style-name="T67">/home/vietdu91/42_works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./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6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./..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6" office:value-type="string" calcext:value-type="string">
            <text:p>/home/vietdu91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./.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6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././././.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6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33">$&gt;</text:span><text:span text:style-name="T34"> cd </text:span><text:span text:style-name="T38">srcs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33">$&gt;</text:span><text:span text:style-name="T34"> cd </text:span><text:span text:style-name="T38">srcs objs</text:span></text:p>
          </table:table-cell>
          <table:table-cell table:style-name="ce3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cd: too many arguments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8">$&gt;</text:span><text:span text:style-name="T29"> cd '</text:span><text:span text:style-name="T41">srcs</text:span><text:span text:style-name="T29">'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8">$&gt;</text:span><text:span text:style-name="T29"> cd "</text:span><text:span text:style-name="T41">srcs</text:span><text:span text:style-name="T29">"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'/etc'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<text:span text:style-name="T66">Marche aussi avec les double quotes</text:span></text:p>
            <text:p><text:span text:style-name="T67">/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/e'tc'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etc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/e"tc"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etc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33">$&gt;</text:span><text:span text:style-name="T34"> cd </text:span><text:span text:style-name="T38">sr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0">bash: cd: </text:span><text:span text:style-name="T38">sr</text:span><text:span text:style-name="T34">: No such file or directory</text:span></text:p>
            <text:p><text:span text:style-name="T43">$&gt;</text:span>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33">$&gt;</text:span><text:span text:style-name="T34"> cd </text:span><text:span text:style-name="T38">Makefile</text:span></text:p>
          </table:table-cell>
          <table:table-cell table:style-name="ce3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0">bash: cd: </text:span><text:span text:style-name="T38">Makefile</text:span><text:span text:style-name="T34">: Not a directory</text:span></text:p>
            <text:p><text:span text:style-name="T43">$&gt;</text:span></text:p>
          </table:table-cell>
          <table:table-cell table:style-name="ce84" office:value-type="float" office:value="1" calcext:value-type="float">
            <text:p>1</text:p>
          </table:table-cell>
          <table:table-cell table:style-name="ce95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33">$&gt;</text:span><text:span text:style-name="T34"> cd ../</text:span><text:span text:style-name="T38">minishell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./../../../../../..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././../.././../bin/ls</text:span></text:p>
          </table:table-cell>
          <table:table-cell table:style-name="ce3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cd: .././../.././../bin/ls: No such file or directory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/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'/'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<text:span text:style-name="T66">Marche aussi avec les double quotes</text:span></text:p>
            <text:p><text:span text:style-name="T67">/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//</text:span></text:p>
            <text:p><text:span text:style-name="T26">$&gt;</text:span><text:span text:style-name="T27"> pwd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//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'//'</text:span></text:p>
            <text:p><text:span text:style-name="T26">$&gt;</text:span><text:span text:style-name="T27"> pwd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//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<text:span text:style-name="T66">Marche aussi avec les double quotes</text:span></text:p>
            <text:p><text:span text:style-name="T67">/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///</text:span></text:p>
            <text:p><text:span text:style-name="T26">$&gt;</text:span><text:span text:style-name="T27"> pwd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/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////////</text:span></text:p>
            <text:p><text:span text:style-name="T26">$&gt;</text:span><text:span text:style-name="T27"> pwd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/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'////////'</text:span></text:p>
            <text:p><text:span text:style-name="T26">$&gt;</text:span><text:span text:style-name="T27"> pwd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/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<text:span text:style-name="T66">Marche aussi avec les double quotes</text:span></text:p>
            <text:p><text:span text:style-name="T67">/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33">$&gt;</text:span><text:span text:style-name="T34"> cd /</text:span><text:span text:style-name="T38">minishell</text:span></text:p>
          </table:table-cell>
          <table:table-cell table:style-name="ce3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0">bash: cd: </text:span><text:span text:style-name="T38">/minishell</text:span><text:span text:style-name="T34">: No such file or directory</text:span></text:p>
            <text:p><text:span text:style-name="T43">$&gt;</text:span>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/</text:span></text:p>
            <text:p><text:span text:style-name="T26">$&gt;</text:span><text:span text:style-name="T27"> cd ..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_</text:span></text:p>
          </table:table-cell>
          <table:table-cell table:style-name="ce3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cd: _: No such file or directory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-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<text:span text:style-name="T66">Retourne à $OLD_PWD</text:span></text:p>
            <text:p><text:span text:style-name="T66">$OLD_PWD et $PWD sont inversés</text:span></text:p>
            <text:p><text:span text:style-name="T67">/home/vietdu91/42_works/minishell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--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<text:span text:style-name="T66">Retourne à $HOME</text:span></text:p>
            <text:p><text:span text:style-name="T66">$OLD_PWD et $PWD sont inversés</text:span></text:p>
            <text:p><text:span text:style-name="T67">/home/vietdu91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---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cd: --: invalid option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$HOME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6" office:value-type="string" calcext:value-type="string">
            <text:p>/home/vietdu91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$HOME $HOME</text:span></text:p>
          </table:table-cell>
          <table:table-cell table:style-name="ce3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cd: too many arguments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33">$&gt;</text:span><text:span text:style-name="T34"> cd $HOME/</text:span><text:span text:style-name="T38">42_works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6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8">$&gt;</text:span><text:span text:style-name="T29"> cd "$PWD/</text:span><text:span text:style-name="T41">srcs</text:span><text:span text:style-name="T29">"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8">$&gt;</text:span><text:span text:style-name="T29"> cd '$PWD/</text:span><text:span text:style-name="T41">srcs</text:span><text:span text:style-name="T29">'</text:span></text:p>
          </table:table-cell>
          <table:table-cell table:style-name="ce3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9">bash: cd: $PWD</text:span><text:span text:style-name="T60">/srcs</text:span><text:span text:style-name="T61">: No such file or directory</text:span></text:p>
            <text:p><text:span text:style-name="T43">$&gt;</text:span></text:p>
          </table:table-cell>
          <table:table-cell table:style-name="ce84" office:value-type="float" office:value="1" calcext:value-type="float">
            <text:p>1</text:p>
          </table:table-cell>
          <table:table-cell table:style-name="ce9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unset HOME</text:span></text:p>
            <text:p><text:span text:style-name="T26">$&gt;</text:span><text:span text:style-name="T27"> cd $HOME</text:span></text:p>
          </table:table-cell>
          <table:table-cell table:style-name="ce3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cd: HOME not set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unset HOME</text:span></text:p>
            <text:p><text:span text:style-name="T26">$&gt;</text:span><text:span text:style-name="T27"> export HOME=</text:span></text:p>
            <text:p><text:span text:style-name="T26">$&gt;</text:span><text:span text:style-name="T27"> cd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unset HOME</text:span></text:p>
            <text:p><text:span text:style-name="T26">$&gt;</text:span><text:span text:style-name="T27"> export HOME</text:span></text:p>
            <text:p><text:span text:style-name="T26">$&gt;</text:span><text:span text:style-name="T27"> cd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cd: HOME not set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8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33">$&gt;</text:span><text:span text:style-name="T34"> cd </text:span><text:span text:style-name="T38">minishell Docs crashtest.c</text:span></text:p>
          </table:table-cell>
          <table:table-cell table:style-name="ce3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cd: too many arguments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   cd / | echo $?</text:span></text:p>
            <text:p><text:span text:style-name="T26">$&gt;</text:span><text:span text:style-name="T27"> pwd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0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9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~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~/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~/ | echo $?</text:span></text:p>
            <text:p><text:span text:style-name="T26">$&gt;</text:span><text:span text:style-name="T27"> pwd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0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9" office:value-type="string" calcext:value-type="string">
            <text:p><text:span text:style-name="T68">[BONUS] </text:span><text:span text:style-name="T69">S'il n'y a qu'un seul </text:span><text:span text:style-name="T70">dossier</text:span><text:span text:style-name="T71"> et rien d'autre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0">bash: cd: </text:span><text:span text:style-name="T38">minishell</text:span><text:span text:style-name="T34">: No such file or directory</text:span></text:p>
            <text:p><text:span text:style-name="T43">$&gt;</text:span></text:p>
          </table:table-cell>
          <table:table-cell table:style-name="ce84" office:value-type="float" office:value="1" calcext:value-type="float">
            <text:p>1</text:p>
          </table:table-cell>
          <table:table-cell table:style-name="ce99" office:value-type="string" calcext:value-type="string">
            <text:p><text:span text:style-name="T68">[BONUS] </text:span><text:span text:style-name="T69">S'il n'y a qu'un seul </text:span><text:span text:style-name="T70">fichier</text:span><text:span text:style-name="T71"> et rien d'autre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cd: too many arguments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<text:span text:style-name="T64">[BONUS] </text:span><text:span text:style-name="T65">S'il y au moins deux éléments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mkdir a</text:span></text:p>
            <text:p><text:span text:style-name="T26">$&gt;</text:span><text:span text:style-name="T27"> mkdir a/b</text:span></text:p>
            <text:p><text:span text:style-name="T26">$&gt;</text:span><text:span text:style-name="T27"> cd a/b</text:span></text:p>
            <text:p><text:span text:style-name="T26">$&gt;</text:span><text:span text:style-name="T27"> rm -r ../../a</text:span></text:p>
            <text:p><text:span text:style-name="T26">$&gt;</text:span><text:span text:style-name="T27"> cd ..</text:span></text:p>
          </table:table-cell>
          <table:table-cell table:style-name="ce34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mkdir a</text:span></text:p>
            <text:p><text:span text:style-name="T26">$&gt;</text:span><text:span text:style-name="T27"> mkdir a/b</text:span></text:p>
            <text:p><text:span text:style-name="T26">$&gt;</text:span><text:span text:style-name="T27"> cd a/b</text:span></text:p>
            <text:p><text:span text:style-name="T26">$&gt;</text:span><text:span text:style-name="T27"> rm -r ../../a</text:span></text:p>
            <text:p><text:span text:style-name="T26">$&gt;</text:span><text:span text:style-name="T27"> pwd</text:span></text:p>
          </table:table-cell>
          <table:table-cell table:style-name="ce34"/>
          <table:table-cell table:style-name="ce44"/>
          <table:table-cell table:style-name="ce47"/>
          <table:table-cell table:style-name="ce55"/>
          <table:table-cell table:style-name="ce60"/>
          <table:table-cell table:style-name="ce71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mkdir a</text:span></text:p>
            <text:p><text:span text:style-name="T26">$&gt;</text:span><text:span text:style-name="T27"> mkdir a/b</text:span></text:p>
            <text:p><text:span text:style-name="T26">$&gt;</text:span><text:span text:style-name="T27"> cd a/b</text:span></text:p>
            <text:p><text:span text:style-name="T26">$&gt;</text:span><text:span text:style-name="T27"> rm -r ../../a</text:span></text:p>
            <text:p><text:span text:style-name="T26">$&gt;</text:span><text:span text:style-name="T27"> echo $PWD</text:span></text:p>
            <text:p><text:span text:style-name="T26">$&gt;</text:span><text:span text:style-name="T27"> echo $OLDPWD</text:span></text:p>
          </table:table-cell>
          <table:table-cell table:style-name="ce34"/>
          <table:table-cell table:style-name="ce44"/>
          <table:table-cell table:style-name="ce47"/>
          <table:table-cell table:style-name="ce55"/>
          <table:table-cell table:style-name="ce60"/>
          <table:table-cell table:style-name="ce71" office:value-type="string" calcext:value-type="string">
            <text:p><text:span text:style-name="T51">/home/vietdu91/42_works/minishell/a/b</text:span></text:p>
            <text:p><text:span text:style-name="T43">$&gt;</text:span></text:p>
            <text:p><text:span text:style-name="T51">/home/vietdu91/42_works/minishell</text:span></text:p>
            <text:p><text:span text:style-name="T43">$&gt;</text:span>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mkdir a</text:span></text:p>
            <text:p><text:span text:style-name="T26">$&gt;</text:span><text:span text:style-name="T27"> mkdir a/b</text:span></text:p>
            <text:p><text:span text:style-name="T26">$&gt;</text:span><text:span text:style-name="T27"> cd a/b</text:span></text:p>
            <text:p><text:span text:style-name="T26">$&gt;</text:span><text:span text:style-name="T27"> rm -r ../../a</text:span></text:p>
            <text:p><text:span text:style-name="T26">$&gt;</text:span><text:span text:style-name="T27"> cd</text:span></text:p>
            <text:p><text:span text:style-name="T26">$&gt;</text:span><text:span text:style-name="T27"> echo $PWD</text:span></text:p>
            <text:p><text:span text:style-name="T26">$&gt;</text:span><text:span text:style-name="T27"> echo $OLDPWD</text:span></text:p>
          </table:table-cell>
          <table:table-cell table:style-name="ce34"/>
          <table:table-cell table:style-name="ce44"/>
          <table:table-cell table:style-name="ce47"/>
          <table:table-cell table:style-name="ce55"/>
          <table:table-cell table:style-name="ce60"/>
          <table:table-cell table:style-name="ce71" office:value-type="string" calcext:value-type="string">
            <text:p><text:span text:style-name="T51">/home</text:span></text:p>
            <text:p><text:span text:style-name="T43">$&gt;</text:span></text:p>
            <text:p><text:span text:style-name="T51">/home/vietdu91/42_works/minishell/a/b</text:span></text:p>
            <text:p><text:span text:style-name="T43">$&gt;</text:span>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mkdir a</text:span></text:p>
            <text:p><text:span text:style-name="T26">$&gt;</text:span><text:span text:style-name="T27"> cd a</text:span></text:p>
            <text:p><text:span text:style-name="T26">$&gt;</text:span><text:span text:style-name="T27"> rm -r ../a</text:span></text:p>
            <text:p><text:span text:style-name="T26">$&gt;</text:span><text:span text:style-name="T27"> echo $PWD</text:span></text:p>
            <text:p><text:span text:style-name="T26">$&gt;</text:span><text:span text:style-name="T27"> echo $OLDPWD</text:span></text:p>
          </table:table-cell>
          <table:table-cell table:style-name="ce34"/>
          <table:table-cell table:style-name="ce44"/>
          <table:table-cell table:style-name="ce47"/>
          <table:table-cell table:style-name="ce55"/>
          <table:table-cell table:style-name="ce60"/>
          <table:table-cell table:style-name="ce71" office:value-type="string" calcext:value-type="string">
            <text:p><text:span text:style-name="T51">../../../home/vietdu91/42_works/minishell/a</text:span></text:p>
            <text:p><text:span text:style-name="T43">$&gt;</text:span></text:p>
            <text:p><text:span text:style-name="T51">../../../home/vietdu91/42_works/minishell</text:span></text:p>
            <text:p><text:span text:style-name="T43">$&gt;</text:span>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CDPATH=/</text:span></text:p>
            <text:p><text:span text:style-name="T26">$&gt;</text:span><text:span text:style-name="T27"> cd $HOME/..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96" office:value-type="string" calcext:value-type="string">
            <text:p><text:span text:style-name="T72">A gerer ?</text:span></text:p>
            <text:p><text:span text:style-name="T67">/home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CDPATH=/</text:span></text:p>
            <text:p><text:span text:style-name="T33">$&gt;</text:span><text:span text:style-name="T34"> cd </text:span><text:span text:style-name="T38">home/vietdu91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51">/home/vietdu91</text:span></text:p>
            <text:p><text:span text:style-name="T43">$&gt;</text:span>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96" office:value-type="string" calcext:value-type="string">
            <text:p><text:span text:style-name="T72">A gerer ?</text:span></text:p>
            <text:p><text:span text:style-name="T67">/home/vietdu91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CDPATH=./</text:span></text:p>
            <text:p><text:span text:style-name="T26">$&gt;</text:span><text:span text:style-name="T27"> cd .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95" office:value-type="string" calcext:value-type="string">
            <text:p><text:span text:style-name="T72">A gerer ?</text:span></text:p>
            <text:p><text:span text:style-name="T67">/home/vietdu91/42_works/minishell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CDPATH=./</text:span></text:p>
            <text:p><text:span text:style-name="T26">$&gt;</text:span><text:span text:style-name="T27"> cd ..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95" office:value-type="string" calcext:value-type="string">
            <text:p><text:span text:style-name="T72">A gerer ?</text:span></text:p>
            <text:p><text:span text:style-name="T67">/home/vietdu91/42_works</text:span>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14">
            <text:p><text:span text:style-name="T20">BÂTARDS </text:span><text:span text:style-name="T21">🖕</text:span></text:p>
          </table:table-cell>
          <table:table-cell table:style-name="ce16" office:value-type="string" calcext:value-type="string">
            <text:p><text:span text:style-name="T42">$&gt;</text:span><text:span text:style-name="T27"> chmod 000 minishell</text:span></text:p>
            <text:p><text:span text:style-name="T42">$&gt;</text:span><text:span text:style-name="T27"> ./minishell</text:span></text:p>
          </table:table-cell>
          <table:table-cell table:style-name="ce34" office:value-type="string" calcext:value-type="string">
            <text:p>messag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./minishell 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hola</text:span></text:p>
          </table:table-cell>
          <table:table-cell table:style-name="ce35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./Makefile</text:span></text:p>
          </table:table-cell>
          <table:table-cell table:style-name="ce34" office:value-type="string" calcext:value-type="string">
            <text:p>messag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65" office:value-type="string" calcext:value-type="string">
            <text:p>bash: ./Makefile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./minishell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5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Relance le Minishell</text:p>
            <text:p>Il faut donc 2 fois exit pour exit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nv | grep SHLVL</text:span></text:p>
            <text:p><text:span text:style-name="T26">$&gt;</text:span><text:span text:style-name="T27"> ./minishell</text:span></text:p>
            <text:p><text:span text:style-name="T26">$&gt;</text:span><text:span text:style-name="T27"> env | grep SHLVL</text:span></text:p>
            <text:p><text:span text:style-name="T26">$&gt;</text:span><text:span text:style-name="T27"> exit</text:span></text:p>
            <text:p><text:span text:style-name="T26">$&gt;</text:span><text:span text:style-name="T27"> env | grep SHLVL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65" office:value-type="string" calcext:value-type="string"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touch hola</text:span></text:p>
            <text:p><text:span text:style-name="T26">$&gt;</text:span><text:span text:style-name="T27"> ./hola</text:span></text:p>
          </table:table-cell>
          <table:table-cell table:style-name="ce34" office:value-type="string" calcext:value-type="string">
            <text:p>messag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./hola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nv|"wc" -l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72" office:value-type="string" calcext:value-type="string">
            <text:p>66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nv|"wc "-l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wc -l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r 1 + 1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2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r $? + $?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51">0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Fait la somme de la valeur de $?</text:p>
          </table:table-cell>
          <table:table-cell table:number-columns-repeated="1014"/>
        </table:table-row>
        <table:table-row table:style-name="ro1">
          <table:covered-table-cell/>
          <table:table-cell table:style-name="ce16" office:value-type="string" calcext:value-type="string">
            <text:p><text:span text:style-name="T42">$&gt;</text:span><text:span text:style-name="T27"> env -i ./minishell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6" office:value-type="string" calcext:value-type="string">
            <text:p><text:span text:style-name="T42">$&gt;</text:span><text:span text:style-name="T27"> env -i ./minishell</text:span></text:p>
            <text:p><text:span text:style-name="T26">$&gt;</text:span><text:span text:style-name="T27"> expor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6" office:value-type="string" calcext:value-type="string">
            <text:p><text:span text:style-name="T42">$&gt;</text:span><text:span text:style-name="T27"> env -i ./minishell</text:span></text:p>
            <text:p><text:span text:style-name="T26">$&gt;</text:span><text:span text:style-name="T27"> c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cd: HOME not set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6" office:value-type="string" calcext:value-type="string">
            <text:p><text:span text:style-name="T42">$&gt;</text:span><text:span text:style-name="T27"> env -i ./minishell</text:span></text:p>
            <text:p><text:span text:style-name="T26">$&gt;</text:span><text:span text:style-name="T27"> cd ~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0" office:value-type="string" calcext:value-type="string">
            <text:p>/home/vietdu9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46">
            <text:p>EXIT <text:s/>⛔</text:p>
          </table:table-cell>
          <table:table-cell table:style-name="ce17" office:value-type="string" calcext:value-type="string">
            <text:p><text:span text:style-name="T26">$&gt;</text:span><text:span text:style-name="T27"> exit</text:span></text:p>
          </table:table-cell>
          <table:table-cell table:style-name="ce26"/>
          <table:table-cell table:style-name="ce44"/>
          <table:table-cell table:style-name="ce49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exit</text:span></text:p>
          </table:table-cell>
          <table:table-cell table:style-name="ce26"/>
          <table:table-cell table:style-name="ce44"/>
          <table:table-cell table:style-name="ce49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3">bash: exit: exit: numeric argument required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3">bash: exit: hola: numeric argument required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hola que tal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3">bash: exit: hola: numeric argument required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42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42" calcext:value-type="float">
            <text:p>4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000042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42" calcext:value-type="float">
            <text:p>4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154" calcext:value-type="float">
            <text:p>154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666 666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exit</text:p>
            <text:p>bash: exit: too many arguments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666 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exit</text:p>
            <text:p>bash: exit: too many arguments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hola 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3">bash: exit: hola: numeric argument required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666 666 666 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exit</text:p>
            <text:p>bash: exit: too many arguments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666 hola 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exit</text:p>
            <text:p>bash: exit: too many arguments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hola 666 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3">bash: exit: hola: numeric argument required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259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3" calcext:value-type="float">
            <text:p>3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4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252" calcext:value-type="float">
            <text:p>25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42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214" calcext:value-type="float">
            <text:p>214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0000042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214" calcext:value-type="float">
            <text:p>214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259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253" calcext:value-type="float">
            <text:p>253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102" calcext:value-type="float">
            <text:p>10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+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154" calcext:value-type="float">
            <text:p>154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0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+0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0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+42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42" calcext:value-type="float">
            <text:p>4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69 -9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exit</text:p>
            <text:p>bash: exit: too many arguments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-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3">bash: exit: --666: numeric argument required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++++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3">bash: exit: ++++666: numeric argument required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++++++0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3">bash: exit: ++++++0: numeric argument required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-----0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3">bash: exit: ------0: numeric argument required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"666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154" calcext:value-type="float">
            <text:p>154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'666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154" calcext:value-type="float">
            <text:p>154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'-666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102" calcext:value-type="float">
            <text:p>102</text:p>
          </table:table-cell>
          <table:table-cell table:style-name="ce86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'+666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154" calcext:value-type="float">
            <text:p>154</text:p>
          </table:table-cell>
          <table:table-cell table:style-name="ce86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'----666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3">bash: exit: ----666: numeric argument required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'++++666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3">bash: exit: ++++666: numeric argument required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'6'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154" calcext:value-type="float">
            <text:p>154</text:p>
          </table:table-cell>
          <table:table-cell table:style-name="ce86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'2'66'32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8" calcext:value-type="float">
            <text:p>8</text:p>
          </table:table-cell>
          <table:table-cell table:style-name="ce86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"'666'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3">bash: exit: '666': numeric argument required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'"666"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3">bash: exit: "666": numeric argument required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'666'"666"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170" calcext:value-type="float">
            <text:p>17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+'666'"666"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170" calcext:value-type="float">
            <text:p>17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'666'"666"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86" calcext:value-type="float">
            <text:p>86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9223372036854775807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255" calcext:value-type="float">
            <text:p>255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9223372036854775808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73" office:value-type="string" calcext:value-type="string">
            <text:p><text:span text:style-name="T43">exit</text:span></text:p>
            <text:p><text:span text:style-name="T43">bash: exit: 9223372036854775808: numeric argument required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9223372036854775808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9223372036854775809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73" office:value-type="string" calcext:value-type="string">
            <text:p><text:span text:style-name="T43">exit</text:span></text:p>
            <text:p><text:span text:style-name="T43">bash: exit: -9223372036854775809: numeric argument required</text:span></text:p>
            <text:p><text:span text:style-name="T42">~/minishell</text:span><text:span text:style-name="T27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48">
            <text:p><text:span text:style-name="T20">PIPES </text:span><text:span text:style-name="T14">🚬</text:span></text:p>
          </table:table-cell>
          <table:table-cell table:style-name="ce17" office:value-type="string" calcext:value-type="string">
            <text:p><text:span text:style-name="T26">$&gt;</text:span><text:span text:style-name="T27"> cat | cat | cat | ls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51">crashtest.c  Docs  Dockers  Drawings  Makefile  minishell  philosophers  srcs  test.c</text:span></text:p>
            <text:p><text:span text:style-name="T51"/></text:p>
            <text:p><text:span text:style-name="T51"/></text:p>
            <text:p><text:span text:style-name="T51"/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Apparaît la ligne ls</text:p>
            <text:p>Et 3 retours à la ligne avec la touche Entrée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 exi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 exit 42</text:span></text:p>
          </table:table-cell>
          <table:table-cell table:style-name="ce3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42" calcext:value-type="float">
            <text:p>42</text:p>
          </table:table-cell>
          <table:table-cell table:style-name="ce82" office:value-type="string" calcext:value-type="string">
            <text:p>Ne fait rien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| ls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xit | cat -e 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cat -e bonjour | exi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| echo</text:span></text:p>
          </table:table-cell>
          <table:table-cell table:style-name="ce35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/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| echo que tal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que tal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| echo 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nv | echo 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oui | cat -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oui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oui | echo non | echo hola | grep oui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oui | echo non | echo hola | grep non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oui | echo non | echo hola | grep hola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hola | cat -e | cat -e | cat -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. | echo "hola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/ | echo "hola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0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. | pw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0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ifconfig | grep ":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docker0: flags=4099&lt;UP,BROADCAST,MULTICAST&gt;  mtu 1500</text:p>
            <text:p>   ether 02:42:27:cf:95:49  txqueuelen 0  (Ethernet)</text:p>
            <text:p>[...]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ifconfig | grep 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whoami | grep $USE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vietdu91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whoami | grep $USER &gt; /tmp/bonjour</text:span></text:p>
            <text:p><text:span text:style-name="T26">$&gt;</text:span><text:span text:style-name="T27"> cat /tmp/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vietdu91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whoami | cat -e | cat -e &gt; /tmp/bonjour</text:span></text:p>
            <text:p><text:span text:style-name="T26">$&gt;</text:span><text:span text:style-name="T27"> cat /tmp/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2">vietdu91</text:span><text:span text:style-name="T27">$$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whereis ls | cat -e | cat -e &gt; /tmp/bonjour</text:span></text:p>
            <text:p><text:span text:style-name="T26">$&gt;</text:span><text:span text:style-name="T27"> cat /tmp/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 hola</text:span></text:p>
          </table:table-cell>
          <table:table-cell table:style-name="ce23"/>
          <table:table-cell table:style-name="ce44"/>
          <table:table-cell table:style-name="ce49"/>
          <table:table-cell table:style-name="ce55"/>
          <table:table-cell table:style-name="ce60"/>
          <table:table-cell table:style-name="ce17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 ls hola</text:span></text:p>
          </table:table-cell>
          <table:table-cell table:style-name="ce24"/>
          <table:table-cell table:style-name="ce44"/>
          <table:table-cell table:style-name="ce49"/>
          <table:table-cell table:style-name="ce55"/>
          <table:table-cell table:style-name="ce60"/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 ls | hola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 hola | ls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43">bash: hola: command not found</text:span></text:p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 ls | hola | rev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hola: command not found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 ls | echo hola | re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aloh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-la | grep ".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total 16</text:span></text:p>
            <text:p><text:span text:style-name="T51">drwx------  2 vietdu91 [...] .</text:span></text:p>
            <text:p><text:span text:style-name="T51">drwxrwxewt 51 root     [...] ..</text:span></text:p>
            <text:p><text:span text:style-name="T51">-rwxr-xr-x  8 vietdu91 [...] crashtest.c</text:span></text:p>
            <text:p><text:span text:style-name="T43">[...]</text:span></text:p>
            <text:p><text:span text:style-name="T43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Sort la commande entiere de ls -la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-la | grep "'.'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test.c | cat -e| cat -e| cat -e| cat -e| cat -e| cat -e| cat -e| cat -e|cat -e|cat -e|cat -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test.c$$$$$$$$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ls|ls|ls|ls|ls|ls|ls|ls|ls|ls|ls|ls</text:span></text:p>
            <text:p><text:span text:style-name="T43">|ls|ls|ls|ls|ls|ls|ls|ls|ls|ls|ls|ls|ls|ls|ls|ls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51">crashtest.c Docs Dockers Drawings Makefile minishell philosophers srcs test.c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hola | cat | cat | cat | cat | cat | grep hola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| ca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| ca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|ca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|ca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|| cat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||| cat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|o hola | ca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Makefile | cat -e | cat -e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43">[...]</text:span></text:p>
            <text:p><text:span text:style-name="T51">$$</text:span></text:p>
            <text:p><text:span text:style-name="T51">.PHONY:    all clean fclean re$$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Makefile | grep srcs | cat -e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objs/%.o:                srcs/%.c$</text:span></text:p>
            <text:p><text:span text:style-name="T51">                        @norminette srcs/*$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cat Makefile | grep srcs | grep srcs | cat -e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objs/%.o:                srcs/%.c$</text:span></text:p>
            <text:p><text:span text:style-name="T51">                        @norminette srcs/*$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cat Makefile | grep pr | head -n 5 | cd file_not_exist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cd: file_not_exist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cat Makefile | grep pr | head -n 5 | hello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hell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bonjour | cat -e | cat -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4"/>
          <table:table-cell table:style-name="ce19" office:value-type="string" calcext:value-type="string">
            <text:p><text:span text:style-name="T26">$&gt;</text:span><text:span text:style-name="T27"> unset HOLA | cat -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4"/>
          <table:table-cell table:style-name="ce19" office:value-type="string" calcext:value-type="string">
            <text:p><text:span text:style-name="T26">$&gt;</text:span><text:span text:style-name="T27"> export HOLA | echo hola</text:span></text:p>
            <text:p><text:span text:style-name="T26">$&gt;</text:span><text:span text:style-name="T27"> env | grep PROU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4"/>
          <table:table-cell table:style-name="ce19" office:value-type="string" calcext:value-type="string">
            <text:p><text:span text:style-name="T26">$&gt;</text:span><text:span text:style-name="T27"> export | echo 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14"/>
          <table:table-cell table:style-name="ce19" office:value-type="string" calcext:value-type="string">
            <text:p><text:span text:style-name="T26">$&gt;</text:span><text:span text:style-name="T27"> sleep 3 | sleep 3</text:span></text:p>
          </table:table-cell>
          <table:table-cell table:style-name="ce35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">
          <table:table-cell table:style-name="ce14"/>
          <table:table-cell table:style-name="ce19" office:value-type="string" calcext:value-type="string">
            <text:p><text:span text:style-name="T26">$&gt;</text:span><text:span text:style-name="T27"> time sleep 3 | sleep 3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">
          <table:table-cell table:style-name="ce14"/>
          <table:table-cell table:style-name="ce19" office:value-type="string" calcext:value-type="string">
            <text:p><text:span text:style-name="T26">$&gt;</text:span><text:span text:style-name="T27"> sleep 3 | exi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">
          <table:table-cell table:style-name="ce14"/>
          <table:table-cell table:style-name="ce19" office:value-type="string" calcext:value-type="string">
            <text:p><text:span text:style-name="T26">$&gt;</text:span><text:span text:style-name="T27"> exit | sleep 3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">
          <table:table-cell table:style-name="ce14"/>
          <table:table-cell table:style-name="ce17" office:value-type="string" calcext:value-type="string">
            <text:p><text:span text:style-name="T26">$&gt;</text:span><text:span text:style-name="T27"> echo hola &gt; a</text:span></text:p>
            <text:p><text:span text:style-name="T26">$&gt;</text:span><text:span text:style-name="T27"> &gt;&gt;b echo que tal</text:span></text:p>
            <text:p><text:span text:style-name="T26">$&gt;</text:span><text:span text:style-name="T27"> cat a | &lt;b cat | cat &gt; c | cat</text:span></text:p>
          </table:table-cell>
          <table:table-cell table:style-name="ce35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26">
            <text:p><text:span text:style-name="T22">&amp;&amp;  </text:span><text:span text:style-name="T23">🍒</text:span><text:span text:style-name="T24">  ||</text:span></text:p>
          </table:table-cell>
          <table:table-cell table:style-name="ce17" office:value-type="string" calcext:value-type="string">
            <text:p><text:span text:style-name="T26">$&gt;</text:span><text:span text:style-name="T27"> pwd &amp;&amp; ls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51">/home/vietdu91/42_works/minishell</text:span></text:p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|| ls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|| echo bonjour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amp;&amp; echo bonjour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bonjour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bonjour || echo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onjour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bonjour &amp;&amp; echo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onjour</text:p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-n bonjour &amp;&amp; echo -n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onjourhola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&amp;&amp; ls &amp;&amp; echo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51">/home/vietdu91/42_works/minishell</text:span></text:p>
            <text:p><text:span text:style-name="T51">crashtest.c  Docs  Dockers  Drawings  Makefile  minishell  philosophers  srcs  test.c</text:span></text:p>
            <text:p><text:span text:style-name="T43">hola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|| ls &amp;&amp; echo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51">/home/vietdu91/42_works/minishell</text:span></text:p>
            <text:p><text:span text:style-name="T43">hola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&amp;&amp; ls || echo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51">/home/vietdu91/42_works/minishell</text:span></text:p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|| ls || echo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| export ""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"" || ls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43">bash: export: `': not a valid identifier</text:span></text:p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&amp;&amp; export ""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51">crashtest.c  Docs  Dockers  Drawings  Makefile  minishell  philosophers  srcs  test.c</text:span></text:p>
            <text:p><text:span text:style-name="T43">bash: export: `': not a valid identifier</text:span></text:p>
            <text:p><text:span text:style-name="T43">$&gt;</text:span></text:p>
          </table:table-cell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"" &amp;&amp; ls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': not a valid identifier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| ;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;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3" office:value-type="string" calcext:value-type="string">
            <text:p><text:span text:style-name="T64">[BONUS] </text:span><text:span text:style-name="T65">Marche pour les metacharacters |&amp;;()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; || ls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;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3" office:value-type="string" calcext:value-type="string">
            <text:p><text:span text:style-name="T64">[BONUS] </text:span><text:span text:style-name="T65">Marche pour les metacharacters |&amp;;()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&amp;&amp; ;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;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3" office:value-type="string" calcext:value-type="string">
            <text:p><text:span text:style-name="T64">[BONUS] </text:span><text:span text:style-name="T65">Marche pour les metacharacters |&amp;;()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; &amp;&amp; ls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</text:p>
            <text:p>unexpected token `;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3" office:value-type="string" calcext:value-type="string">
            <text:p><text:span text:style-name="T64">[BONUS] </text:span><text:span text:style-name="T65">Marche pour les metacharacters |&amp;;()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| &lt;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4" office:value-type="string" calcext:value-type="string">
            <text:p>bash: syntax error near unexpected token `newline' 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3" office:value-type="string" calcext:value-type="string">
            <text:p><text:span text:style-name="T64">[BONUS] </text:span><text:span text:style-name="T65">Marche pour les metacharacters &lt;&gt;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&amp;&amp; &lt;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5" office:value-type="string" calcext:value-type="string">
            <text:p>bash: syntax error near unexpected token `newline' 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3" office:value-type="string" calcext:value-type="string">
            <text:p><text:span text:style-name="T64">[BONUS] </text:span><text:span text:style-name="T65">Marche pour les metacharacters &lt;&gt;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| echo || ls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/>
            <text:p/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| echo &amp;&amp; ls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43"/></text:p>
            <text:p><text:span text:style-name="T43"/></text:p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| cat | echo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&amp;&amp; cat | echo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51">crashtest.c  Docs  Dockers  Drawings  Makefile  minishell  philosophers  srcs  test.c</text:span></text:p>
            <text:p><text:span text:style-name="T51"/></text:p>
            <text:p><text:span text:style-name="T51"/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"" &amp;&amp; unset ""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export: `': not a valid identifier</text:p>
          </table:table-cell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38">
            <text:p>( PARENTHESES )</text:p>
          </table:table-cell>
          <table:table-cell table:style-name="ce17" office:value-type="string" calcext:value-type="string">
            <text:p><text:span text:style-name="T26">$&gt;</text:span><text:span text:style-name="T27"> (ls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 ( ls ) 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 ( ) ls 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&amp;&amp; (ls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51">crashtest.c  Docs  Dockers  Drawings  Makefile  minishell  philosophers  srcs  test.c</text:span></text:p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ls &amp;&amp; pwd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51">crashtest.c  Docs  Dockers  Drawings  Makefile  minishell  philosophers  srcs  test.c</text:span></text:p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 ( ls&amp;&amp;pwd ) 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51">crashtest.c  Docs  Dockers  Drawings  Makefile  minishell  philosophers  srcs  test.c</text:span></text:p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 ( ls ) &amp;&amp;pwd 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51">crashtest.c  Docs  Dockers  Drawings  Makefile  minishell  philosophers  srcs  test.c</text:span></text:p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ls &amp;&amp; ( ( pwd ) ) 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51">crashtest.c  Docs  Dockers  Drawings  Makefile  minishell  philosophers  srcs  test.c</text:span></text:p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ls &amp;&amp; pwd) &gt; hola</text:span></text:p>
            <text:p><text:span text:style-name="T26">$&gt;</text:span><text:span text:style-name="T27"> cat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76" office:value-type="string" calcext:value-type="string">
            <text:p><text:span text:style-name="T51">crashtest.c</text:span></text:p>
            <text:p><text:span text:style-name="T51">Docs</text:span></text:p>
            <text:p><text:span text:style-name="T51">Dockers</text:span></text:p>
            <text:p><text:span text:style-name="T51">Drawings</text:span></text:p>
            <text:p><text:span text:style-name="T51">Makefile</text:span></text:p>
            <text:p><text:span text:style-name="T51">minishell</text:span></text:p>
            <text:p><text:span text:style-name="T51">philosophers</text:span></text:p>
            <text:p><text:span text:style-name="T51">srcs</text:span></text:p>
            <text:p><text:span text:style-name="T51">test.c</text:span></text:p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 hola ls &amp;&amp; pwd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 hola (ls &amp;&amp; pwd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17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&gt; pwd)</text:span></text:p>
            <text:p><text:span text:style-name="T26">$&gt;</text:span><text:span text:style-name="T27"> ls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51">crashtest.c  Docs  Dockers  Drawings  Makefile  minishell  philosophers  pwd  srcs  test.c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&lt; pwd)</text:span></text:p>
            <text:p><text:span text:style-name="T26">$&gt;</text:span><text:span text:style-name="T27"> ls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64">[BONUS] </text:span><text:span text:style-name="T65">Si pwd existe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&lt; pwd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wd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102" office:value-type="string" calcext:value-type="string">
            <text:p><text:span text:style-name="T64">[BONUS] </text:span><text:span text:style-name="T65">Si pwd n'existe pas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 ( ( ( ( pwd) ) ) ) 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) pwd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 pwd (ls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17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ls||pwd)&amp;&amp;(ls||pwd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51">crashtest.c  Docs  Dockers  Drawings  Makefile  minishell  philosophers  pwd  srcs  test.c</text:span></text:p>
            <text:p><text:span text:style-name="T51">crashtest.c  Docs  Dockers  Drawings  Makefile  minishell  philosophers  pwd  srcs  test.c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lss||pwd)&amp;&amp;(lss||pwd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43">bash: lss: command not found</text:span></text:p>
            <text:p><text:span text:style-name="T51">/home/vietdu91/42_works/minishell</text:span></text:p>
            <text:p><text:span text:style-name="T43">bash: lss: command not found</text:span></text:p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lss&amp;&amp;pwd)&amp;&amp;(lss&amp;&amp;pwd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43">bash: lss: command not found</text:span></text:p>
            <text:p><text:span text:style-name="T43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(ls &amp;&amp; pwd | wc) &gt; hola</text:span></text:p>
            <text:p><text:span text:style-name="T26">$&gt;</text:span><text:span text:style-name="T27"> cat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76" office:value-type="string" calcext:value-type="string">
            <text:p><text:span text:style-name="T51">crashtest.c</text:span></text:p>
            <text:p><text:span text:style-name="T51">Docs</text:span></text:p>
            <text:p><text:span text:style-name="T51">Dockers</text:span></text:p>
            <text:p><text:span text:style-name="T51">Drawings</text:span></text:p>
            <text:p><text:span text:style-name="T51">Makefile</text:span></text:p>
            <text:p><text:span text:style-name="T51">minishell</text:span></text:p>
            <text:p><text:span text:style-name="T51">philosophers</text:span></text:p>
            <text:p><text:span text:style-name="T51">srcs</text:span></text:p>
            <text:p><text:span text:style-name="T51">test.c</text:span></text:p>
            <text:p><text:span text:style-name="T51">      1       1      34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(ls &amp;&amp; pwd | wc) &gt; hola</text:span></text:p>
            <text:p><text:span text:style-name="T26">$&gt;</text:span><text:span text:style-name="T27"> (ls &amp;&amp; pwd | wc) &gt; hola</text:span></text:p>
            <text:p><text:span text:style-name="T26">$&gt;</text:span><text:span text:style-name="T27"> cat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76" office:value-type="string" calcext:value-type="string">
            <text:p><text:span text:style-name="T51">crashtest.c</text:span></text:p>
            <text:p><text:span text:style-name="T51">Docs</text:span></text:p>
            <text:p><text:span text:style-name="T51">Dockers</text:span></text:p>
            <text:p><text:span text:style-name="T51">Drawings</text:span></text:p>
            <text:p><text:span text:style-name="T51">Makefile</text:span></text:p>
            <text:p><text:span text:style-name="T51">minishell</text:span></text:p>
            <text:p><text:span text:style-name="T51">philosophers</text:span></text:p>
            <text:p><text:span text:style-name="T51">srcs</text:span></text:p>
            <text:p><text:span text:style-name="T51">test.c</text:span></text:p>
            <text:p><text:span text:style-name="T51">      1       1      34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(ls &amp;&amp; pwd | wc) &gt;&gt; hola</text:span></text:p>
            <text:p><text:span text:style-name="T26">$&gt;</text:span><text:span text:style-name="T27"> echo hey&amp;&amp;(ls &amp;&amp; pwd | wc) &gt; hola</text:span></text:p>
            <text:p><text:span text:style-name="T26">$&gt;</text:span><text:span text:style-name="T27"> cat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76" office:value-type="string" calcext:value-type="string">
            <text:p><text:span text:style-name="T43">hey</text:span></text:p>
            <text:p><text:span text:style-name="T43">$&gt;</text:span></text:p>
            <text:p><text:span text:style-name="T51">crashtest.c</text:span></text:p>
            <text:p><text:span text:style-name="T51">Docs</text:span></text:p>
            <text:p><text:span text:style-name="T51">[...]</text:span></text:p>
            <text:p><text:span text:style-name="T51">srcs</text:span></text:p>
            <text:p><text:span text:style-name="T51">test.c</text:span></text:p>
            <text:p><text:span text:style-name="T51">      1       1      34</text:span></text:p>
            <text:p><text:span text:style-name="T51">crashtest.c</text:span></text:p>
            <text:p><text:span text:style-name="T51">Docs</text:span></text:p>
            <text:p><text:span text:style-name="T51">[...]</text:span></text:p>
            <text:p><text:span text:style-name="T51">srcs</text:span></text:p>
            <text:p><text:span text:style-name="T51">test.c</text:span></text:p>
            <text:p><text:span text:style-name="T51">      1       1      34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(pwd | wc) &lt;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17" office:value-type="string" calcext:value-type="string">
            <text:p><text:span text:style-name="T51">      1       1      34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(ls &amp;&amp; pwd | wc) &lt;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19" office:value-type="string" calcext:value-type="string">
            <text:p><text:span text:style-name="T51">crashtest.c  Docs  Dockers  Drawings  Makefile  minishell  philosophers  pwd  srcs  test.c</text:span></text:p>
            <text:p><text:span text:style-name="T51">      1       1      34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(ls -z || pwd | wc) &lt;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17" office:value-type="string" calcext:value-type="string">
            <text:p><text:span text:style-name="T43">ls: invalid option -- 'z'</text:span></text:p>
            <text:p><text:span text:style-name="T51">      1       1      34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ey &gt; hola</text:span></text:p>
            <text:p><text:span text:style-name="T26">$&gt;</text:span><text:span text:style-name="T27"> (pwd | wc) &lt;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17" office:value-type="string" calcext:value-type="string">
            <text:p><text:span text:style-name="T51">      1       1      34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ey &gt; hola</text:span></text:p>
            <text:p><text:span text:style-name="T26">$&gt;</text:span><text:span text:style-name="T27"> (ls &amp;&amp; pwd | wc) &lt;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19" office:value-type="string" calcext:value-type="string">
            <text:p><text:span text:style-name="T51">crashtest.c  Docs  Dockers  Drawings  Makefile  minishell  philosophers  pwd  srcs  test.c</text:span></text:p>
            <text:p><text:span text:style-name="T51">      1       1      34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ey &gt; hola</text:span></text:p>
            <text:p><text:span text:style-name="T26">$&gt;</text:span><text:span text:style-name="T27"> (ls -z || pwd | wc) &lt;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17" office:value-type="string" calcext:value-type="string">
            <text:p><text:span text:style-name="T43">ls: invalid option -- 'z'</text:span></text:p>
            <text:p><text:span text:style-name="T51">      1       1      34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ls -z || pwd &amp;&amp; ls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43">ls: invalid option -- 'z'</text:span></text:p>
            <text:p><text:span text:style-name="T51">/home/vietdu91/42_works/minishell</text:span></text:p>
            <text:p><text:span text:style-name="T51">crashtest.c  Docs  Dockers  Drawings  Makefile  minishell  philosophers  pwd  srcs  test.c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ls || (cat Makefile|grep srcs) &amp;&amp; (pwd|wc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51">crashtest.c  Docs  Dockers  Drawings  Makefile  minishell  philosophers  pwd  srcs  test.c</text:span></text:p>
            <text:p><text:span text:style-name="T51">      1       1      34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-z &amp;&amp; (ls) &amp;&amp; (pwd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ls: invalid option -- 'z'</text:p>
            <text:p>$&gt;</text:p>
          </table:table-cell>
          <table:table-cell table:style-name="ce12" office:value-type="float" office:value="130" calcext:value-type="float">
            <text:p>13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ls &gt; Docs/hey &amp;&amp; pwd) &gt; hola</text:span></text:p>
            <text:p><text:span text:style-name="T26">$&gt;</text:span><text:span text:style-name="T27"> cat hola</text:span></text:p>
            <text:p><text:span text:style-name="T26">$&gt;</text:span><text:span text:style-name="T27"> cat Docs/hey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8" office:value-type="string" calcext:value-type="string">
            <text:p><text:span text:style-name="T51">/home/vietdu91/42_works/minishell</text:span></text:p>
            <text:p><text:span text:style-name="T43">$&gt;</text:span></text:p>
            <text:p><text:span text:style-name="T51">crashtest.c</text:span></text:p>
            <text:p><text:span text:style-name="T51">Docs</text:span></text:p>
            <text:p><text:span text:style-name="T51">[...]</text:span></text:p>
            <text:p><text:span text:style-name="T51">srcs</text:span></text:p>
            <text:p><text:span text:style-name="T51">test.c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&gt; Docs/hey &amp;&amp; pwd &gt; hola</text:span></text:p>
            <text:p><text:span text:style-name="T26">$&gt;</text:span><text:span text:style-name="T27"> cat hola</text:span></text:p>
            <text:p><text:span text:style-name="T26">$&gt;</text:span><text:span text:style-name="T27"> cat Docs/hey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9" office:value-type="string" calcext:value-type="string">
            <text:p><text:span text:style-name="T51">/home/vietdu91/42_works/minishell</text:span></text:p>
            <text:p><text:span text:style-name="T43">$&gt;</text:span></text:p>
            <text:p><text:span text:style-name="T51">crashtest.c</text:span></text:p>
            <text:p><text:span text:style-name="T51">Docs</text:span></text:p>
            <text:p><text:span text:style-name="T51">[...]</text:span></text:p>
            <text:p><text:span text:style-name="T51">srcs</text:span></text:p>
            <text:p><text:span text:style-name="T51">test.c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./.. &amp;&amp; pwd &amp;&amp; pwd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/home/vietdu91/</text:span></text:p>
            <text:p><text:span text:style-name="T51">/home/vietdu91/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cd ../.. &amp;&amp; pwd) &amp;&amp; pwd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/home/vietdu91/</text:span></text:p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-z || cd ../../..&amp;&amp;pwd</text:span></text:p>
            <text:p><text:span text:style-name="T26">$&gt;</text:span><text:span text:style-name="T27"> pwd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80" office:value-type="string" calcext:value-type="string">
            <text:p><text:span text:style-name="T43">ls: invalid option -- 'z'</text:span></text:p>
            <text:p><text:span text:style-name="T51">/home/vietdu91</text:span></text:p>
            <text:p><text:span text:style-name="T43">$&gt;</text:span></text:p>
            <text:p><text:span text:style-name="T51">/home/vietdu91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-z || (cd ../../..&amp;&amp;pwd)</text:span></text:p>
            <text:p><text:span text:style-name="T26">$&gt;</text:span><text:span text:style-name="T27"> pwd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80" office:value-type="string" calcext:value-type="string">
            <text:p><text:span text:style-name="T43">ls: invalid option -- 'z'</text:span></text:p>
            <text:p><text:span text:style-name="T51">/home/vietdu91</text:span></text:p>
            <text:p><text:span text:style-name="T43">$&gt;</text:span></text:p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105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cat bonjour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que tal &gt;&gt; bonjour</text:span></text:p>
            <text:p><text:span text:style-name="T26">$&gt;</text:span><text:span text:style-name="T27"> cat bonjour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que tal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que tal &gt;&gt; bonjour</text:span></text:p>
            <text:p><text:span text:style-name="T26">$&gt;</text:span><text:span text:style-name="T27"> cat &lt; bonjour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rm bonjour</text:span></text:p>
            <text:p><text:span text:style-name="T26">$&gt;</text:span><text:span text:style-name="T27"> echo que tal &gt;&gt; bonjour</text:span></text:p>
            <text:p><text:span text:style-name="T26">$&gt;</text:span><text:span text:style-name="T27"> cat &lt; bonjour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que tal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que tal &gt; bonjour</text:span></text:p>
            <text:p><text:span text:style-name="T26">$&gt;</text:span><text:span text:style-name="T27"> cat bonjour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 que tal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que tal &gt; /tmp/bonjour</text:span></text:p>
            <text:p><text:span text:style-name="T26">$&gt;</text:span><text:span text:style-name="T27"> cat -e /tmp/bonjour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 que tal$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hey</text:span></text:p>
            <text:p><text:span text:style-name="T26">$&gt;</text:span><text:span text:style-name="T27"> echo bonjour &gt; $HOLA</text:span></text:p>
            <text:p><text:span text:style-name="T26">$&gt;</text:span><text:span text:style-name="T27"> echo $HOLA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  <text:p>hey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 office:value-type="string" calcext:value-type="string">
            <text:p>Ne fait rien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whereis grep &gt; Docs/bonjour</text:span></text:p>
            <text:p><text:span text:style-name="T26">$&gt;</text:span><text:span text:style-name="T27"> cat Docs/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-la &gt; Docs/bonjour</text:span></text:p>
            <text:p><text:span text:style-name="T26">$&gt;</text:span><text:span text:style-name="T27"> cat Docs/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total 16</text:span></text:p>
            <text:p><text:span text:style-name="T51">drwx------  2 vietdu91 [...] .</text:span></text:p>
            <text:p><text:span text:style-name="T51">drwxrwxewt 51 root     [...] ..</text:span></text:p>
            <text:p><text:span text:style-name="T51">-rwxr-xr-x  8 vietdu91 [...] crashtest.c</text:span></text:p>
            <text:p><text:span text:style-name="T43">[...]</text:span></text:p>
            <text:p><text:span text:style-name="T43">$&gt; </text:span>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&gt;bonjour</text:span></text:p>
            <text:p><text:span text:style-name="T26">$&gt;</text:span><text:span text:style-name="T27"> cat 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&gt;                     bonjour</text:span></text:p>
            <text:p><text:span text:style-name="T26">$&gt;</text:span><text:span text:style-name="T27"> cat 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&gt; bonjour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 unexpected token `&gt;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lt; &lt; bonjour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 unexpected token `&lt;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&gt;&gt; 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syntax error near unexpected token `&gt;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 bonjour echo hola</text:span></text:p>
            <text:p><text:span text:style-name="T26">$&gt;</text:span><text:span text:style-name="T27"> cat 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 bonjour | echo hola</text:span></text:p>
            <text:p><text:span text:style-name="T26">$&gt;</text:span><text:span text:style-name="T27"> cat 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rout hola &gt; bonjour</text:span></text:p>
            <text:p><text:span text:style-name="T26">$&gt;</text:span><text:span text:style-name="T27"> ls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rout: command not found</text:p>
            <text:p>$&gt;</text:p>
            <text:p>bonjour [...]</text:p>
          </table:table-cell>
          <table:table-cell table:style-name="ce84" office:value-type="string" calcext:value-type="string">
            <text:p>127</text:p>
            <text:p>0</text:p>
          </table:table-cell>
          <table:table-cell table:style-name="ce90" office:value-type="string" calcext:value-type="string">
            <text:p>Erreur mais file "bonjour" cree tout de meme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hello &gt;&gt; hello &gt;&gt; hello</text:span></text:p>
            <text:p><text:span text:style-name="T26">$&gt;</text:span><text:span text:style-name="T27"> ls</text:span></text:p>
            <text:p><text:span text:style-name="T26">$&gt;</text:span><text:span text:style-name="T27"> cat hello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hello &gt;&gt; hello &gt;&gt; hello</text:span></text:p>
            <text:p><text:span text:style-name="T26">$&gt;</text:span><text:span text:style-name="T27"> echo hola &gt;&gt; hello</text:span></text:p>
            <text:p><text:span text:style-name="T26">$&gt;</text:span><text:span text:style-name="T27"> cat &lt; hello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hello &gt;&gt; hello &gt;&gt; hello</text:span></text:p>
            <text:p><text:span text:style-name="T26">$&gt;</text:span><text:span text:style-name="T27"> echo hola &gt;&gt; hello</text:span></text:p>
            <text:p><text:span text:style-name="T26">$&gt;</text:span><text:span text:style-name="T27"> echo hola &gt; hello &gt;&gt; hello &gt;&gt; hello</text:span></text:p>
            <text:p><text:span text:style-name="T26">$&gt;</text:span><text:span text:style-name="T27"> cat &lt; hello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&gt; hello &gt;&gt; hello &gt; hello</text:span></text:p>
            <text:p><text:span text:style-name="T26">$&gt;</text:span><text:span text:style-name="T27"> echo hola &gt;&gt; hello</text:span></text:p>
            <text:p><text:span text:style-name="T26">$&gt;</text:span><text:span text:style-name="T27"> cat &lt; hello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&gt; hello &gt;&gt; hello &gt; hello</text:span></text:p>
            <text:p><text:span text:style-name="T26">$&gt;</text:span><text:span text:style-name="T27"> echo hola &gt;&gt; hello</text:span></text:p>
            <text:p><text:span text:style-name="T26">$&gt;</text:span><text:span text:style-name="T27"> echo hola &gt;&gt; hello &gt;&gt; hello &gt; hello</text:span></text:p>
            <text:p><text:span text:style-name="T26">$&gt;</text:span><text:span text:style-name="T27"> cat &lt; hello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hello</text:span></text:p>
            <text:p><text:span text:style-name="T26">$&gt;</text:span><text:span text:style-name="T27"> echo hola &gt;&gt; hello &gt;&gt; hello &gt;&gt; hello</text:span></text:p>
            <text:p><text:span text:style-name="T26">$&gt;</text:span><text:span text:style-name="T27"> echo hola &gt;&gt; hello</text:span></text:p>
            <text:p><text:span text:style-name="T26">$&gt;</text:span><text:span text:style-name="T27"> cat &lt; hello</text:span></text:p>
          </table:table-cell>
          <table:table-cell table:style-name="ce37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hola</text:p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hello</text:span></text:p>
            <text:p><text:span text:style-name="T26">$&gt;</text:span><text:span text:style-name="T27"> echo hey &gt; bonjour</text:span></text:p>
            <text:p><text:span text:style-name="T26">$&gt;</text:span><text:span text:style-name="T27"> echo &lt;bonjour &lt;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/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hello</text:span></text:p>
            <text:p><text:span text:style-name="T26">$&gt;</text:span><text:span text:style-name="T27"> echo hey &gt; bonjour</text:span></text:p>
            <text:p><text:span text:style-name="T26">$&gt;</text:span><text:span text:style-name="T27"> echo &lt;hello &lt;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/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 </text:span><text:span text:style-name="T27">rm bonjour hello</text:span></text:p>
            <text:p><text:span text:style-name="T26">$&gt;</text:span><text:span text:style-name="T27"> echo hola &gt; bonjour &gt; hello &gt; bonjour</text:span></text:p>
            <text:p><text:span text:style-name="T26">$&gt;</text:span><text:span text:style-name="T27"> cat bonjour</text:span></text:p>
            <text:p><text:span text:style-name="T26">$&gt;</text:span><text:span text:style-name="T27"> cat hello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</text:span><text:span text:style-name="T27"> echo hola &gt; bonjour &gt; hello &gt; bonjour</text:span></text:p>
            <text:p><text:span text:style-name="T26">$&gt;</text:span><text:span text:style-name="T27"> cat bonjour</text:span></text:p>
            <text:p><text:span text:style-name="T26">$&gt;</text:span><text:span text:style-name="T27"> cat hello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 </text:span><text:span text:style-name="T27">rm bonjour hello</text:span></text:p>
            <text:p><text:span text:style-name="T26">$&gt;</text:span><text:span text:style-name="T27"> echo hola &gt; bonjour &gt;&gt; hello &gt; bonjour</text:span></text:p>
            <text:p><text:span text:style-name="T26">$&gt;</text:span><text:span text:style-name="T27"> cat bonjour</text:span></text:p>
            <text:p><text:span text:style-name="T26">$&gt;</text:span><text:span text:style-name="T27"> cat 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</text:span><text:span text:style-name="T27"> echo hola &gt; bonjour &gt; hello &gt; bonjour</text:span></text:p>
            <text:p><text:span text:style-name="T26">$&gt;</text:span><text:span text:style-name="T27"> cat bonjour</text:span></text:p>
            <text:p><text:span text:style-name="T26">$&gt;</text:span><text:span text:style-name="T27"> cat hello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 </text:span><text:span text:style-name="T27">rm bonjour hello</text:span></text:p>
            <text:p><text:span text:style-name="T26">$&gt;</text:span><text:span text:style-name="T27"> echo hola &gt; bonjour &gt; hello &gt;&gt; bonjour</text:span></text:p>
            <text:p><text:span text:style-name="T26">$&gt;</text:span><text:span text:style-name="T27"> cat bonjour</text:span></text:p>
            <text:p><text:span text:style-name="T26">$&gt;</text:span><text:span text:style-name="T27"> cat 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</text:span><text:span text:style-name="T27"> echo hola &gt; bonjour &gt; hello &gt;&gt; bonjour</text:span></text:p>
            <text:p><text:span text:style-name="T26">$&gt;</text:span><text:span text:style-name="T27"> cat bonjour</text:span></text:p>
            <text:p><text:span text:style-name="T26">$&gt;</text:span><text:span text:style-name="T27"> cat hello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 </text:span><text:span text:style-name="T27">rm bonjour hello</text:span></text:p>
            <text:p><text:span text:style-name="T26">$&gt;</text:span><text:span text:style-name="T27"> echo hola &gt;&gt; bonjour &gt; hello &gt; bonjour</text:span></text:p>
            <text:p><text:span text:style-name="T26">$&gt;</text:span><text:span text:style-name="T27"> cat bonjour</text:span></text:p>
            <text:p><text:span text:style-name="T26">$&gt;</text:span><text:span text:style-name="T27"> cat 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</text:span><text:span text:style-name="T27"> echo hola &gt;&gt; bonjour &gt; hello &gt; bonjour</text:span></text:p>
            <text:p><text:span text:style-name="T26">$&gt;</text:span><text:span text:style-name="T27"> cat bonjour</text:span></text:p>
            <text:p><text:span text:style-name="T26">$&gt;</text:span><text:span text:style-name="T27"> cat hello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 </text:span><text:span text:style-name="T27">rm bonjour hello</text:span></text:p>
            <text:p><text:span text:style-name="T26">$&gt;</text:span><text:span text:style-name="T27"> echo hola &gt;&gt; bonjour &gt;&gt; hello &gt;&gt; bonjour</text:span></text:p>
            <text:p><text:span text:style-name="T26">$&gt;</text:span><text:span text:style-name="T27"> cat bonjour</text:span></text:p>
            <text:p><text:span text:style-name="T26">$&gt;</text:span><text:span text:style-name="T27"> cat 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</text:span><text:span text:style-name="T27"> echo hola &gt;&gt; bonjour &gt;&gt; hello &gt;&gt; bonjour</text:span></text:p>
            <text:p><text:span text:style-name="T26">$&gt;</text:span><text:span text:style-name="T27"> cat bonjour</text:span></text:p>
            <text:p><text:span text:style-name="T26">$&gt;</text:span><text:span text:style-name="T27"> cat 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 bonjour echo hola bonjour</text:span></text:p>
            <text:p><text:span text:style-name="T26">$&gt;</text:span><text:span text:style-name="T27"> cat bonjour</text:span></text:p>
          </table:table-cell>
          <table:table-cell table:style-name="ce3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 bonjour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&gt;bonjour echo &gt; hola&gt;bonjour&gt;hola&gt;&gt;bonjour&gt;hola hey &gt;bonjour hola &gt;hola</text:span></text:p>
            <text:p><text:span text:style-name="T26">$&gt;</text:span><text:span text:style-name="T27"> cat bonjour</text:span></text:p>
            <text:p><text:span text:style-name="T26">$&gt; </text:span><text:span text:style-name="T27">cat hola</text:span></text:p>
          </table:table-cell>
          <table:table-cell table:style-name="ce3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  <text:p>$&gt;</text:p>
            <text:p>hey hola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bonjour &gt; hola1</text:span></text:p>
            <text:p><text:span text:style-name="T26">$&gt;</text:span><text:span text:style-name="T27"> echo hello &gt; hola2</text:span></text:p>
            <text:p><text:span text:style-name="T26">$&gt;</text:span><text:span text:style-name="T27"> echo 2 &gt;hola1 &gt;&gt; hola2</text:span></text:p>
            <text:p><text:span text:style-name="T26">$&gt;</text:span><text:span text:style-name="T27"> ls</text:span></text:p>
            <text:p><text:span text:style-name="T26">$&gt;</text:span><text:span text:style-name="T27"> cat hola1</text:span></text:p>
            <text:p><text:span text:style-name="T26">$&gt;</text:span><text:span text:style-name="T27"> cat hola2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1  hola2  [...]</text:p>
            <text:p>$&gt;</text:p>
            <text:p>$&gt;</text:p>
            <text:p>hello</text:p>
            <text:p>2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bonjour &gt; hola1</text:span></text:p>
            <text:p><text:span text:style-name="T26">$&gt;</text:span><text:span text:style-name="T27"> echo hello &gt; hola2</text:span></text:p>
            <text:p><text:span text:style-name="T26">$&gt;</text:span><text:span text:style-name="T27"> echo 2 &gt;&gt;hola1 &gt; hola2</text:span></text:p>
            <text:p><text:span text:style-name="T26">$&gt;</text:span><text:span text:style-name="T27"> ls</text:span></text:p>
            <text:p><text:span text:style-name="T26">$&gt;</text:span><text:span text:style-name="T27"> cat hola1</text:span></text:p>
            <text:p><text:span text:style-name="T26">$&gt;</text:span><text:span text:style-name="T27"> cat hola2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1  hola2  [...]</text:p>
            <text:p>$&gt;</text:p>
            <text:p>bonjour</text:p>
            <text:p>$&gt;</text:p>
            <text:p>2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 pwd</text:span></text:p>
            <text:p><text:span text:style-name="T26">$&gt;</text:span><text:span text:style-name="T27"> ls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pwd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 pwd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75" office:value-type="string" calcext:value-type="string">
            <text:p>bash: pwd: No such file or directory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8">$&gt;</text:span><text:span text:style-name="T29"> &lt; </text:span><text:span text:style-name="T41">Makefile</text:span><text:span text:style-name="T29"> .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5" office:value-type="string" calcext:value-type="string">
            <text:p>.: not enough arguments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0" office:value-type="string" calcext:value-type="string">
            <text:p>Voir pourquoi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pwd</text:span></text:p>
          </table:table-cell>
          <table:table-cell table:style-name="ce38"/>
          <table:table-cell table:style-name="ce44"/>
          <table:table-cell table:style-name="ce47"/>
          <table:table-cell table:style-name="ce55"/>
          <table:table-cell table:style-name="ce60"/>
          <table:table-cell table:style-name="ce75" office:value-type="string" calcext:value-type="string">
            <text:p>bash: pwd: No such file or directory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srcs/pwd</text:span></text:p>
          </table:table-cell>
          <table:table-cell table:style-name="ce38"/>
          <table:table-cell table:style-name="ce44"/>
          <table:table-cell table:style-name="ce47"/>
          <table:table-cell table:style-name="ce55"/>
          <table:table-cell table:style-name="ce60"/>
          <table:table-cell table:style-name="ce75" office:value-type="string" calcext:value-type="string">
            <text:p>bash: srcs/pwd: No such file or directory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../pwd</text:span></text:p>
          </table:table-cell>
          <table:table-cell table:style-name="ce38"/>
          <table:table-cell table:style-name="ce44"/>
          <table:table-cell table:style-name="ce47"/>
          <table:table-cell table:style-name="ce55"/>
          <table:table-cell table:style-name="ce60"/>
          <table:table-cell table:style-name="ce75" office:value-type="string" calcext:value-type="string">
            <text:p>bash: ../pwd: No such file or directory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gt;&gt;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75" office:value-type="string" calcext:value-type="string">
            <text:p>bash: syntax error near unexpected token `newline' 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string" calcext:value-type="string">
            <text:p>Marche aussi pour les autres operateurs de redirection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gt;&gt;&gt;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75" office:value-type="string" calcext:value-type="string">
            <text:p>bash: syntax error near unexpected token `&gt;' 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gt;&gt; &lt;&lt;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75" office:value-type="string" calcext:value-type="string">
            <text:p>bash: syntax error near unexpected token `&lt;&lt;' 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gt;&gt; &gt; &gt;&gt; &lt;&lt; &gt;&gt;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75" office:value-type="string" calcext:value-type="string">
            <text:p>bash: syntax error near unexpected token `&gt;' 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 ls</text:span></text:p>
          </table:table-cell>
          <table:table-cell table:style-name="ce39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ls: No such file or directory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 ls &gt; ls</text:span></text:p>
          </table:table-cell>
          <table:table-cell table:style-name="ce39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ls: No such file or directory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gt; ls1 &lt; ls2</text:span></text:p>
            <text:p><text:span text:style-name="T26">$&gt;</text:span><text:span text:style-name="T27"> ls</text:span></text:p>
          </table:table-cell>
          <table:table-cell table:style-name="ce39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ls2: No such file or directory</text:p>
            <text:p>$&gt;</text:p>
            <text:p>ls1  [...]</text:p>
            <text:p>$&gt;</text:p>
          </table:table-cell>
          <table:table-cell table:style-name="ce84" office:value-type="string" calcext:value-type="string">
            <text:p>1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&gt;hola</text:span></text:p>
            <text:p><text:span text:style-name="T26">$&gt;</text:span><text:span text:style-name="T27"> cat hola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cat &lt; 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bonjour</text:span></text:p>
            <text:p><text:span text:style-name="T26">$&gt;</text:span><text:span text:style-name="T27"> cat &lt;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&gt;bonjour</text:span></text:p>
            <text:p><text:span text:style-name="T26">$&gt;</text:span><text:span text:style-name="T27"> cat&lt;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&gt; bonjour</text:span></text:p>
            <text:p><text:span text:style-name="T26">$&gt;</text:span><text:span text:style-name="T27"> cat&lt; 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              &gt;bonjour</text:span></text:p>
            <text:p><text:span text:style-name="T26">$&gt;</text:span><text:span text:style-name="T27"> cat&lt;                     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         &gt;     bonjour</text:span></text:p>
            <text:p><text:span text:style-name="T26">$&gt;</text:span><text:span text:style-name="T27"> cat            &lt;         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cat &lt; srcs/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srcs/bonjour</text:span></text:p>
            <text:p><text:span text:style-name="T26">$&gt;</text:span><text:span text:style-name="T27"> cat &lt;srcs/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que tal &gt;&gt; bonjour</text:span></text:p>
            <text:p><text:span text:style-name="T26">$&gt;</text:span><text:span text:style-name="T27"> cat &lt; bonjour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que tal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rm bonjour</text:span></text:p>
            <text:p><text:span text:style-name="T26">$&gt;</text:span><text:span text:style-name="T27"> echo que tal &gt;&gt; bonjour</text:span></text:p>
            <text:p><text:span text:style-name="T26">$&gt;</text:span><text:span text:style-name="T27"> cat &lt; 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que tal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'c'"h"o hola &gt; bonjour</text:span></text:p>
            <text:p><text:span text:style-name="T26">$&gt;</text:span><text:span text:style-name="T27"> cat 'bo'"n"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\ 1</text:span></text:p>
            <text:p><text:span text:style-name="T26">$&gt;</text:span><text:span text:style-name="T27"> ls</text:span></text:p>
            <text:p><text:span text:style-name="T26">$&gt;</text:span><text:span text:style-name="T27"> cat bonjour\ 1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 hey</text:span></text:p>
            <text:p><text:span text:style-name="T26">$&gt;</text:span><text:span text:style-name="T27"> ls</text:span></text:p>
            <text:p><text:span text:style-name="T26">$&gt;</text:span><text:span text:style-name="T27"> cat bonjour</text:span></text:p>
            <text:p><text:span text:style-name="T26">$&gt;</text:span><text:span text:style-name="T27"> cat hey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1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echo hey &gt; srcs/hello</text:span></text:p>
            <text:p><text:span text:style-name="T26">$&gt;</text:span><text:span text:style-name="T27"> &gt;srcs/bonjour &gt;srcs/hello &lt;prout</text:span></text:p>
            <text:p><text:span text:style-name="T26">$&gt;</text:span><text:span text:style-name="T27"> cat srcs/bonjour srcs/hello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rout: No such file or directory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echo hey &gt; srcs/hello</text:span></text:p>
            <text:p><text:span text:style-name="T26">$&gt; </text:span><text:span text:style-name="T27">rm srcs/bonjour srcs/hello</text:span></text:p>
            <text:p><text:span text:style-name="T26">$&gt;</text:span><text:span text:style-name="T27"> &gt;srcs/bonjour &gt;srcs/hello &lt;prout</text:span></text:p>
            <text:p><text:span text:style-name="T26">$&gt;</text:span><text:span text:style-name="T27"> ls srcs</text:span></text:p>
            <text:p><text:span text:style-name="T26">$&gt;</text:span><text:span text:style-name="T27"> cat srcs/bonjour srcs/hello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echo hey &gt; srcs/hello</text:span></text:p>
            <text:p><text:span text:style-name="T26">$&gt;</text:span><text:span text:style-name="T27"> &gt;srcs/bonjour &lt;prout &gt;srcs/hello </text:span></text:p>
            <text:p><text:span text:style-name="T26">$&gt;</text:span><text:span text:style-name="T27"> cat srcs/bonjour </text:span></text:p>
            <text:p><text:span text:style-name="T26">$&gt;</text:span><text:span text:style-name="T27"> cat srcs/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echo hey &gt; srcs/hello</text:span></text:p>
            <text:p><text:span text:style-name="T26">$&gt; </text:span><text:span text:style-name="T27">rm srcs/bonjour srcs/hello</text:span></text:p>
            <text:p><text:span text:style-name="T26">$&gt;</text:span><text:span text:style-name="T27"> &gt;srcs/bonjour &lt;prout &gt;srcs/hello </text:span></text:p>
            <text:p><text:span text:style-name="T26">$&gt;</text:span><text:span text:style-name="T27"> ls srcs</text:span></text:p>
            <text:p><text:span text:style-name="T26">$&gt;</text:span><text:span text:style-name="T27"> cat srcs/bonjour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../bonjour</text:span></text:p>
            <text:p><text:span text:style-name="T26">$&gt;</text:span><text:span text:style-name="T27"> echo hey &gt; ../hello</text:span></text:p>
            <text:p><text:span text:style-name="T26">$&gt;</text:span><text:span text:style-name="T27"> &gt;../bonjour &gt;../hello &lt;prout</text:span></text:p>
            <text:p><text:span text:style-name="T26">$&gt;</text:span><text:span text:style-name="T27"> cat ../bonjour ../hello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rout: No such file or directory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../bonjour</text:span></text:p>
            <text:p><text:span text:style-name="T26">$&gt;</text:span><text:span text:style-name="T27"> echo hey &gt; ../hello</text:span></text:p>
            <text:p><text:span text:style-name="T26">$&gt; </text:span><text:span text:style-name="T27">rm ../bonjour ../hello</text:span></text:p>
            <text:p><text:span text:style-name="T26">$&gt;</text:span><text:span text:style-name="T27"> &gt;../bonjour &gt;../hello &lt;prout</text:span></text:p>
            <text:p><text:span text:style-name="T26">$&gt;</text:span><text:span text:style-name="T27"> ls ..</text:span></text:p>
            <text:p><text:span text:style-name="T26">$&gt;</text:span><text:span text:style-name="T27"> cat ../bonjour ../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../bonjour</text:span></text:p>
            <text:p><text:span text:style-name="T26">$&gt;</text:span><text:span text:style-name="T27"> echo hey &gt; ../hello</text:span></text:p>
            <text:p><text:span text:style-name="T26">$&gt;</text:span><text:span text:style-name="T27"> &gt;../bonjour &lt;prout &gt;../hello </text:span></text:p>
            <text:p><text:span text:style-name="T26">$&gt;</text:span><text:span text:style-name="T27"> cat ../bonjour </text:span></text:p>
            <text:p><text:span text:style-name="T26">$&gt;</text:span><text:span text:style-name="T27"> cat ../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../bonjour</text:span></text:p>
            <text:p><text:span text:style-name="T26">$&gt;</text:span><text:span text:style-name="T27"> echo hey &gt; ../hello</text:span></text:p>
            <text:p><text:span text:style-name="T26">$&gt; </text:span><text:span text:style-name="T27">rm ../bonjour ../hello</text:span></text:p>
            <text:p><text:span text:style-name="T26">$&gt;</text:span><text:span text:style-name="T27"> &gt;../bonjour &lt;prout &gt;../hello </text:span></text:p>
            <text:p><text:span text:style-name="T26">$&gt;</text:span><text:span text:style-name="T27"> ls ..</text:span></text:p>
            <text:p><text:span text:style-name="T26">$&gt;</text:span><text:span text:style-name="T27"> cat ../bonjour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echo hey &gt; srcs/hello</text:span></text:p>
            <text:p><text:span text:style-name="T26">$&gt;</text:span><text:span text:style-name="T27"> &gt;srcs/bonjour &gt;&gt;srcs/hello &lt;prout</text:span></text:p>
            <text:p><text:span text:style-name="T26">$&gt;</text:span><text:span text:style-name="T27"> cat srcs/bonjour </text:span></text:p>
            <text:p><text:span text:style-name="T26">$&gt;</text:span><text:span text:style-name="T27"> cat srcs/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echo hey &gt; srcs/hello</text:span></text:p>
            <text:p><text:span text:style-name="T26">$&gt;</text:span><text:span text:style-name="T27"> &gt;&gt;srcs/bonjour &gt;srcs/hello &lt;prout</text:span></text:p>
            <text:p><text:span text:style-name="T26">$&gt;</text:span><text:span text:style-name="T27"> cat srcs/bonjour </text:span></text:p>
            <text:p><text:span text:style-name="T26">$&gt;</text:span><text:span text:style-name="T27"> cat srcs/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echo hey &gt; srcs/hello</text:span></text:p>
            <text:p><text:span text:style-name="T26">$&gt;</text:span><text:span text:style-name="T27"> &gt;&gt;srcs/bonjour &gt;&gt;srcs/hello &lt;prout</text:span></text:p>
            <text:p><text:span text:style-name="T26">$&gt;</text:span><text:span text:style-name="T27"> cat srcs/bonjour </text:span></text:p>
            <text:p><text:span text:style-name="T26">$&gt;</text:span><text:span text:style-name="T27"> cat srcs/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echo hey &gt; srcs/hello</text:span></text:p>
            <text:p><text:span text:style-name="T26">$&gt;</text:span><text:span text:style-name="T27"> &gt;srcs/bonjour &lt;prout &gt;&gt;srcs/hello</text:span></text:p>
            <text:p><text:span text:style-name="T26">$&gt;</text:span><text:span text:style-name="T27"> cat srcs/bonjour </text:span></text:p>
            <text:p><text:span text:style-name="T26">$&gt;</text:span><text:span text:style-name="T27"> cat srcs/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echo hey &gt; srcs/hello</text:span></text:p>
            <text:p><text:span text:style-name="T26">$&gt;</text:span><text:span text:style-name="T27"> &gt;&gt;srcs/bonjour &lt;prout &gt;srcs/hello</text:span></text:p>
            <text:p><text:span text:style-name="T26">$&gt;</text:span><text:span text:style-name="T27"> cat srcs/bonjour </text:span></text:p>
            <text:p><text:span text:style-name="T26">$&gt;</text:span><text:span text:style-name="T27"> cat srcs/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echo hey &gt; srcs/hello</text:span></text:p>
            <text:p><text:span text:style-name="T26">$&gt;</text:span><text:span text:style-name="T27"> &gt;&gt;srcs/bonjour &lt;prout &gt;&gt;srcs/hello</text:span></text:p>
            <text:p><text:span text:style-name="T26">$&gt;</text:span><text:span text:style-name="T27"> cat srcs/bonjour </text:span></text:p>
            <text:p><text:span text:style-name="T26">$&gt;</text:span><text:span text:style-name="T27"> cat srcs/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echo hey &gt; srcs/hello</text:span></text:p>
            <text:p><text:span text:style-name="T26">$&gt;</text:span><text:span text:style-name="T27"> &lt;prout &gt;&gt;srcs/bonjour &gt;&gt;srcs/hello</text:span></text:p>
            <text:p><text:span text:style-name="T26">$&gt;</text:span><text:span text:style-name="T27"> cat srcs/bonjour </text:span></text:p>
            <text:p><text:span text:style-name="T26">$&gt;</text:span><text:span text:style-name="T27"> cat srcs/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</text:span><text:span text:style-name="T27"> &lt;bonjour &gt;hello</text:span></text:p>
            <text:p><text:span text:style-name="T26">$&gt;</text:span><text:span text:style-name="T27"> cat bonjour </text:span></text:p>
            <text:p><text:span text:style-name="T26">$&gt;</text:span><text:span text:style-name="T27"> cat 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hola</text:p>
            <text:p>$&gt;</text:p>
            <text:p>&gt;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</text:span><text:span text:style-name="T27"> &gt;bonjour &gt;hello &lt; prout</text:span></text:p>
            <text:p><text:span text:style-name="T26">$&gt;</text:span><text:span text:style-name="T27"> cat bonjour </text:span></text:p>
            <text:p><text:span text:style-name="T26">$&gt;</text:span><text:span text:style-name="T27"> cat 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</text:span><text:span text:style-name="T27"> rm bonjour hello</text:span></text:p>
            <text:p><text:span text:style-name="T26">$&gt;</text:span><text:span text:style-name="T27"> &gt;bonjour &gt;hello &lt; prout</text:span></text:p>
            <text:p><text:span text:style-name="T26">$&gt;</text:span><text:span text:style-name="T27"> cat bonjour </text:span></text:p>
            <text:p><text:span text:style-name="T26">$&gt;</text:span><text:span text:style-name="T27"> cat 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</text:span><text:span text:style-name="T27"> &gt;bonjour &lt;prout hello</text:span></text:p>
            <text:p><text:span text:style-name="T26">$&gt;</text:span><text:span text:style-name="T27"> cat bonjour </text:span></text:p>
            <text:p><text:span text:style-name="T26">$&gt;</text:span><text:span text:style-name="T27"> cat 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 </text:span><text:span text:style-name="T27">rm bonjour hello</text:span></text:p>
            <text:p><text:span text:style-name="T26">$&gt;</text:span><text:span text:style-name="T27"> &gt;bonjour &lt;prout hello</text:span></text:p>
            <text:p><text:span text:style-name="T26">$&gt;</text:span><text:span text:style-name="T27"> cat bonjour 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bash: prout: No such file or directory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86" office:value-type="string" calcext:value-type="string">
            <text:p>Le fichier hello n'existe pa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&lt;bonjour cat | wc &gt; bonjour</text:span></text:p>
            <text:p><text:span text:style-name="T26">$&gt;</text:span><text:span text:style-name="T27"> cat bonjour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      0       0       0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rm -f bonjour</text:span></text:p>
            <text:p><text:span text:style-name="T26">$&gt;</text:span><text:span text:style-name="T27"> rm bonjour &gt; bonjour</text:span></text:p>
            <text:p><text:span text:style-name="T26">$&gt;</text:span><text:span text:style-name="T27"> ls -l bonjour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ls: cannot access 'bonjour': No such file or directory</text:p>
          </table:table-cell>
          <table:table-cell table:style-name="ce84" office:value-type="string" calcext:value-type="string">
            <text:p>0</text:p>
            <text:p>0</text:p>
            <text:p>2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"bonjour hello"</text:span></text:p>
            <text:p><text:span text:style-name="T26">$&gt;</text:span><text:span text:style-name="T27"> &gt;$HOLA</text:span></text:p>
            <text:p><text:span text:style-name="T26">$&gt;</text:span><text:span text:style-name="T27"> ls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'bonjour hello' [...]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"bonjour hello"</text:span></text:p>
            <text:p><text:span text:style-name="T26">$&gt;</text:span><text:span text:style-name="T27"> &gt;"$HOLA"</text:span></text:p>
            <text:p><text:span text:style-name="T26">$&gt;</text:span><text:span text:style-name="T27"> ls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'bonjour hello' [...]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"bonjour hello"</text:span></text:p>
            <text:p><text:span text:style-name="T26">$&gt;</text:span><text:span text:style-name="T27"> &gt;$"HOLA"</text:span></text:p>
            <text:p><text:span text:style-name="T26">$&gt;</text:span><text:span text:style-name="T27"> ls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HOLA [...]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"bonjour hello"</text:span></text:p>
            <text:p><text:span text:style-name="T26">$&gt;</text:span><text:span text:style-name="T27"> &gt;$HOLA&gt;hey</text:span></text:p>
            <text:p><text:span text:style-name="T26">$&gt;</text:span><text:span text:style-name="T27"> ls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'bonjour hello' hey [...]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"bonjour hello"</text:span></text:p>
            <text:p><text:span text:style-name="T26">$&gt;</text:span><text:span text:style-name="T27"> &gt;hey&gt;$HOLA</text:span></text:p>
            <text:p><text:span text:style-name="T26">$&gt;</text:span><text:span text:style-name="T27"> ls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'bonjour hello' hey [...]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"bonjour hello"</text:span></text:p>
            <text:p><text:span text:style-name="T26">$&gt;</text:span><text:span text:style-name="T27"> &gt;hey&gt;$HOLA&gt;hey&gt;hey</text:span></text:p>
            <text:p><text:span text:style-name="T26">$&gt;</text:span><text:span text:style-name="T27"> ls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'bonjour hello' hey [...]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A=hey</text:span></text:p>
            <text:p><text:span text:style-name="T26">$&gt;</text:span><text:span text:style-name="T27"> export A B=Hola D E C="Que Tal"</text:span></text:p>
            <text:p><text:span text:style-name="T26">$&gt;</text:span><text:span text:style-name="T27"> echo $PROUT$B$C &gt; /tmp/a &gt; /tmp/b &gt; /tmp/c</text:span></text:p>
            <text:p><text:span text:style-name="T26">$&gt;</text:span><text:span text:style-name="T27"> cat /tmp/a</text:span></text:p>
            <text:p><text:span text:style-name="T26">$&gt;</text:span><text:span text:style-name="T27"> cat /tmp/b</text:span></text:p>
            <text:p><text:span text:style-name="T26">$&gt; </text:span><text:span text:style-name="T27">cat /tmp/c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21" office:value-type="string" calcext:value-type="string">
            <text:p><text:span text:style-name="T26">                                           !!!!!</text:span><text:span text:style-name="T27"> Contenu du fichier a : "Amour Tu es Horrible"</text:span></text:p>
            <text:p><text:span text:style-name="T33">                                           </text:span><text:span text:style-name="T44">!!!!!</text:span><text:span text:style-name="T34"> Contenu du fichier b : "0123456789"</text:span></text:p>
            <text:p><text:span text:style-name="T33">                                           </text:span><text:span text:style-name="T45">!!!!!</text:span><text:span text:style-name="T34"> Contenu du fichier c : "Prout"</text:span></text:p>
          </table:table-cell>
          <table:table-cell table:style-name="ce40" table:number-columns-repeated="3"/>
          <table:table-cell table:style-name="ce56" table:number-columns-repeated="2"/>
          <table:table-cell table:style-name="ce40"/>
          <table:table-cell table:style-name="ce86" table:number-columns-repeated="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a cat &lt;b &lt;c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Prout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echo <text:s text:c="3"/>" <text:s text:c="2"/>hola <text:s text:c="3"/>bon <text:s text:c="2"/>" hla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a ls &gt;b &gt;&gt;c &gt;d</text:span></text:p>
            <text:p><text:span text:style-name="T26">$&gt;</text:span><text:span text:style-name="T27"> cat a</text:span></text:p>
            <text:p><text:span text:style-name="T26">$&gt;</text:span><text:span text:style-name="T27"> cat b</text:span></text:p>
            <text:p><text:span text:style-name="T26">$&gt;</text:span><text:span text:style-name="T27"> cat c</text:span></text:p>
            <text:p><text:span text:style-name="T26">$&gt;</text:span><text:span text:style-name="T27"> cat d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43">$&gt;</text:span></text:p>
            <text:p><text:span text:style-name="T43">$&gt;</text:span></text:p>
            <text:p><text:span text:style-name="T43">$&gt;</text:span></text:p>
            <text:p><text:span text:style-name="T43">Prout</text:span></text:p>
            <text:p><text:span text:style-name="T43">$&gt;</text:span></text:p>
            <text:p><text:span text:style-name="T51">crashtest.c</text:span></text:p>
            <text:p><text:span text:style-name="T51">Docs</text:span></text:p>
            <text:p><text:span text:style-name="T51">[...]</text:span></text:p>
            <text:p><text:span text:style-name="T51">test.c</text:span></text:p>
            <text:p><text:span text:style-name="T43">$&gt; </text:span>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a ls &gt;b &gt;&gt;c &gt;d</text:span></text:p>
            <text:p><text:span text:style-name="T26">$&gt;</text:span><text:span text:style-name="T27"> cat a</text:span></text:p>
            <text:p><text:span text:style-name="T26">$&gt;</text:span><text:span text:style-name="T27"> cat b</text:span></text:p>
            <text:p><text:span text:style-name="T26">$&gt;</text:span><text:span text:style-name="T27"> cat c</text:span></text:p>
            <text:p><text:span text:style-name="T26">$&gt;</text:span><text:span text:style-name="T27"> cat d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43">$&gt;</text:span></text:p>
            <text:p><text:span text:style-name="T43">$&gt;</text:span></text:p>
            <text:p><text:span text:style-name="T43">$&gt;</text:span></text:p>
            <text:p><text:span text:style-name="T43">Prout</text:span></text:p>
            <text:p><text:span text:style-name="T43">$&gt;</text:span></text:p>
            <text:p><text:span text:style-name="T51">crashtest.c</text:span></text:p>
            <text:p><text:span text:style-name="T51">Docs</text:span></text:p>
            <text:p><text:span text:style-name="T51">[...]</text:span></text:p>
            <text:p><text:span text:style-name="T51">test.c</text:span></text:p>
            <text:p><text:span text:style-name="T43">$&gt;</text:span>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a &gt; b &gt; c</text:span></text:p>
            <text:p><text:span text:style-name="T26">$&gt;</text:span><text:span text:style-name="T27"> cat a</text:span></text:p>
            <text:p><text:span text:style-name="T26">$&gt;</text:span><text:span text:style-name="T27"> cat b</text:span></text:p>
            <text:p><text:span text:style-name="T26">$&gt;</text:span><text:span text:style-name="T27"> cat c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  <text:p>$&gt;</text:p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mkdir dir</text:span></text:p>
            <text:p><text:span text:style-name="T26">$&gt;</text:span><text:span text:style-name="T27"> ls -la &gt; dir/bonjour</text:span></text:p>
            <text:p><text:span text:style-name="T26">$&gt;</text:span><text:span text:style-name="T27"> cat dir/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total 16</text:p>
            <text:p>drwx------  2 vietdu91 [...] .</text:p>
            <text:p>drwxrwxewt 51 root     [...] ..</text:p>
            <text:p>[...]</text:p>
            <text:p>$&gt; 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a</text:span></text:p>
            <text:p><text:span text:style-name="T26">$&gt;</text:span><text:span text:style-name="T27"> cat 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Amour Tu es Horribl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d cat &lt;a &gt;&gt;e</text:span></text:p>
            <text:p><text:span text:style-name="T26">$&gt;</text:span><text:span text:style-name="T27"> cat a</text:span></text:p>
            <text:p><text:span text:style-name="T26">$&gt;</text:span><text:span text:style-name="T27"> cat d</text:span></text:p>
            <text:p><text:span text:style-name="T26">$&gt;</text:span><text:span text:style-name="T27"> cat 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 a &gt; b cat &gt; hey &gt;&gt; d</text:span></text:p>
            <text:p><text:span text:style-name="T26">$&gt;</text:span><text:span text:style-name="T27"> cat d</text:span></text:p>
            <text:p><text:span text:style-name="T26">$&gt;</text:span><text:span text:style-name="T27"> ls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Amour Tu Es Horrible</text:p>
            <text:p>$&gt;</text:p>
            <text:p>[...] a b hey d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19">
            <text:p><text:span text:style-name="T20">HEREDOC </text:span><text:span text:style-name="T25">⏮️</text:span></text:p>
          </table:table-cell>
          <table:table-cell table:style-name="ce17" office:value-type="string" calcext:value-type="string">
            <text:p><text:span text:style-name="T26">$&gt;</text:span><text:span text:style-name="T27"> cat &lt;&lt; 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<text:span text:style-name="T43">&gt; $HOME</text:span></text:p>
            <text:p><text:span text:style-name="T43">&gt; hola</text:span></text:p>
            <text:p><text:span text:style-name="T51">/home/vietdu91</text:span></text:p>
            <text:p><text:span text:style-name="T43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&lt; 'hola'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&lt; "hola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&lt; ho"la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&lt; $HOME</text:span></text:p>
          </table:table-cell>
          <table:table-cell table:style-name="ce23"/>
          <table:table-cell table:style-name="ce44"/>
          <table:table-cell table:style-name="ce48"/>
          <table:table-cell table:style-name="ce55"/>
          <table:table-cell table:style-name="ce60"/>
          <table:table-cell table:style-name="ce17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&lt; hola &gt; bonjour</text:span></text:p>
            <text:p><text:span text:style-name="T26">$&gt;</text:span><text:span text:style-name="T27"> cat 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&lt; hola | rev</text:span></text:p>
          </table:table-cell>
          <table:table-cell table:style-name="ce35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&lt; 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&gt; chola</text:p>
            <text:p>&gt; holache</text:p>
            <text:p>&gt;      hola</text:p>
            <text:p>&gt; "hola"</text:p>
            <text:p>&gt; 'hola'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&lt;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&gt;</text:p>
            <text:p>&gt;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&lt;</text:span></text:p>
          </table:table-cell>
          <table:table-cell table:style-name="ce41"/>
          <table:table-cell table:style-name="ce44"/>
          <table:table-cell table:style-name="ce47"/>
          <table:table-cell table:style-name="ce55"/>
          <table:table-cell table:style-name="ce60"/>
          <table:table-cell table:style-name="ce81" office:value-type="string" calcext:value-type="string">
            <text:p>bash: syntax error near 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10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&lt; prout &lt;&lt; lol &lt;&lt; koala</text:span></text:p>
          </table:table-cell>
          <table:table-cell table:style-name="ce41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rout &lt;&lt; lol &lt;&lt; cat &lt;&lt; koala</text:span></text:p>
          </table:table-cell>
          <table:table-cell table:style-name="ce41"/>
          <table:table-cell table:style-name="ce44"/>
          <table:table-cell table:style-name="ce47"/>
          <table:table-cell table:style-name="ce55"/>
          <table:table-cell table:style-name="ce60"/>
          <table:table-cell table:style-name="ce17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10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&lt; $hola</text:span></text:p>
          </table:table-cell>
          <table:table-cell table:style-name="ce41"/>
          <table:table-cell table:style-name="ce44"/>
          <table:table-cell table:style-name="ce47"/>
          <table:table-cell table:style-name="ce55"/>
          <table:table-cell table:style-name="ce60"/>
          <table:table-cell table:style-name="ce69" office:value-type="string" calcext:value-type="string">
            <text:p>&gt; $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&lt; $"hola"$"b"</text:span></text:p>
          </table:table-cell>
          <table:table-cell table:style-name="ce41"/>
          <table:table-cell table:style-name="ce44"/>
          <table:table-cell table:style-name="ce47"/>
          <table:table-cell table:style-name="ce55"/>
          <table:table-cell table:style-name="ce60"/>
          <table:table-cell table:style-name="ce69" office:value-type="string" calcext:value-type="string">
            <text:p>&gt; hola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&lt; $"$hola"$$"b"</text:span></text:p>
          </table:table-cell>
          <table:table-cell table:style-name="ce41"/>
          <table:table-cell table:style-name="ce44"/>
          <table:table-cell table:style-name="ce47"/>
          <table:table-cell table:style-name="ce57"/>
          <table:table-cell table:style-name="ce60"/>
          <table:table-cell table:style-name="ce69" office:value-type="string" calcext:value-type="string">
            <text:p>&gt; $hola$$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&lt; ho$la$"$a"$$"b"</text:span></text:p>
          </table:table-cell>
          <table:table-cell table:style-name="ce41"/>
          <table:table-cell table:style-name="ce44"/>
          <table:table-cell table:style-name="ce47"/>
          <table:table-cell table:style-name="ce57"/>
          <table:table-cell table:style-name="ce60"/>
          <table:table-cell table:style-name="ce69" office:value-type="string" calcext:value-type="string">
            <text:p>&gt; hola$a$$b</text:p>
            <text:p>&gt; ho$la$a$$n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lt;&lt;&lt; bonjour</text:span></text:p>
          </table:table-cell>
          <table:table-cell table:style-name="ce41"/>
          <table:table-cell table:style-name="ce44"/>
          <table:table-cell table:style-name="ce47"/>
          <table:table-cell table:style-name="ce55"/>
          <table:table-cell table:style-name="ce60"/>
          <table:table-cell table:style-name="ce6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lt;&lt;&lt;&lt; bonjour</text:span></text:p>
          </table:table-cell>
          <table:table-cell table:style-name="ce41"/>
          <table:table-cell table:style-name="ce44"/>
          <table:table-cell table:style-name="ce47"/>
          <table:table-cell table:style-name="ce55"/>
          <table:table-cell table:style-name="ce60"/>
          <table:table-cell table:style-name="ce69" office:value-type="string" calcext:value-type="string">
            <text:p>bash: syntax error near unexpected token `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10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lt;&lt;&lt;&lt;&lt; bonjour</text:span></text:p>
          </table:table-cell>
          <table:table-cell table:style-name="ce41"/>
          <table:table-cell table:style-name="ce44"/>
          <table:table-cell table:style-name="ce47"/>
          <table:table-cell table:style-name="ce55"/>
          <table:table-cell table:style-name="ce60"/>
          <table:table-cell table:style-name="ce69" office:value-type="string" calcext:value-type="string">
            <text:p>bash: syntax error near 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6">
            <text:p>WILDCARD ⭐</text:p>
          </table:table-cell>
          <table:table-cell table:style-name="ce17" office:value-type="string" calcext:value-type="string">
            <text:p><text:span text:style-name="T26">$&gt;</text:span><text:span text:style-name="T27"> ls 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7"/>
          <table:table-cell table:style-name="ce60"/>
          <table:table-cell table:style-name="ce19" office:value-type="string" calcext:value-type="string">
            <text:p><text:span text:style-name="T51">crashtest.c  Docs  Dockers  Drawings  Makefile  minishell  philosophers  test.c</text:span></text:p>
            <text:p><text:span text:style-name="T51"/></text:p>
            <text:p><text:span text:style-name="T51">Docs:</text:span></text:p>
            <text:p><text:span text:style-name="T51">identite.pdf  loyer.pdf</text:span></text:p>
            <text:p><text:span text:style-name="T51">srcs:</text:span></text:p>
            <text:p><text:span text:style-name="T51">main.c  utils.c  sort.c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*.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7"/>
          <table:table-cell table:style-name="ce60"/>
          <table:table-cell table:style-name="ce19" office:value-type="string" calcext:value-type="string">
            <text:p><text:span text:style-name="T51">crashtest.c  test.c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*.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7"/>
          <table:table-cell table:style-name="ce60"/>
          <table:table-cell table:style-name="ce19" office:value-type="string" calcext:value-type="string">
            <text:p>ls: cannot access '*.hola' : No such file or directory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M*le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7"/>
          <table:table-cell table:style-name="ce60"/>
          <table:table-cell table:style-name="ce17" office:value-type="string" calcext:value-type="string">
            <text:p><text:span text:style-name="T50">[</text:span><text:span text:style-name="T62">affiche le Makefile</text:span><text:span text:style-name="T63">]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M*ee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7"/>
          <table:table-cell table:style-name="ce60"/>
          <table:table-cell table:style-name="ce16" office:value-type="string" calcext:value-type="string">
            <text:p>cat: 'M*ee': No such file or directory</text:p>
          </table:table-cell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Make*file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7"/>
          <table:table-cell table:style-name="ce60"/>
          <table:table-cell table:style-name="ce17" office:value-type="string" calcext:value-type="string">
            <text:p><text:span text:style-name="T50">[</text:span><text:span text:style-name="T62">affiche le Makefile</text:span><text:span text:style-name="T63">]</text:span></text:p>
            <text:p><text:span text:style-name="T43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2" table:number-rows-repeated="104780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C.$A$1" table:cell-range-address="$RC.$D$23:.$G$768"/>
        </table:named-expressions>
        <calcext:conditional-formats>
          <calcext:conditional-format calcext:target-range-address="RC.F1:RC.G768 RC.H451:RC.H454">
            <calcext:condition calcext:apply-style-name="ConditionalStyle_1" calcext:value="contains-text(&quot;KO&quot;)" calcext:base-cell-address="RC.F1"/>
          </calcext:conditional-format>
        </calcext:conditional-formats>
      </table:table>
      <table:named-expressions/>
      <table:database-ranges>
        <table:database-range table:name="__Anonymous_Sheet_DB__0" table:target-range-address="RC.D23:RC.G76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ntarell&quot;" svg:font-family="&quot;docs-Cantarell&quot;"/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Nunito" svg:font-family="Nunito"/>
    <style:font-face style:name="Ubuntu Mono" svg:font-family="'Ubuntu Mono'"/>
    <style:font-face style:name="Ubuntu Mono,Arial" svg:font-family="'Ubuntu Mono,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C" style:display-name="PageStyle_R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90" meta:object-count="0"/>
    <meta:generator>LibreOfficeDev/6.0.5.2$Linux_X86_64 LibreOffice_project/</meta:generator>
  </office:meta>
</office:document-meta>
</file>